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7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Caslon Pro Bold" svg:font-family="'Adobe Caslon Pro Bold'" style:font-adornments="Oblique"/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rsid="002b5d53" officeooo:paragraph-rsid="002b5d53" style:font-size-asian="10pt" style:font-size-complex="10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_5f_En-tête">
      <style:text-properties officeooo:rsid="0063e17b" officeooo:paragraph-rsid="001a9295"/>
    </style:style>
    <style:style style:name="P22" style:family="paragraph" style:parent-style-name="_5f_Paragraphe_20_livret_20_">
      <style:paragraph-properties fo:text-align="center" style:justify-single-word="false"/>
      <style:text-properties officeooo:paragraph-rsid="0098b2ee"/>
    </style:style>
    <style:style style:name="P23" style:family="paragraph" style:parent-style-name="_5f_Paragraphe_20_livret_20_">
      <style:paragraph-properties fo:margin-top="0.201cm" fo:margin-bottom="0.201cm" style:contextual-spacing="false" fo:text-align="center" style:justify-single-word="false"/>
      <style:text-properties officeooo:paragraph-rsid="009c2b7a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308c81"/>
    </style:style>
    <style:style style:name="P27" style:family="paragraph" style:parent-style-name="_5f_Paragraphe_20_livret_20_">
      <style:text-properties officeooo:paragraph-rsid="00936363"/>
    </style:style>
    <style:style style:name="P28" style:family="paragraph" style:parent-style-name="_5f_Paragraphe_20_livret_20_">
      <style:text-properties officeooo:paragraph-rsid="0095cff9"/>
    </style:style>
    <style:style style:name="P29" style:family="paragraph" style:parent-style-name="_5f_Paragraphe_20_livret_20_">
      <style:paragraph-properties fo:margin-top="0.101cm" fo:margin-bottom="0.199cm" style:contextual-spacing="false"/>
      <style:text-properties officeooo:paragraph-rsid="0095cff9"/>
    </style:style>
    <style:style style:name="P30" style:family="paragraph" style:parent-style-name="_5f_Paragraphe_20_livret_20_">
      <style:paragraph-properties fo:margin-top="0.201cm" fo:margin-bottom="0.201cm" style:contextual-spacing="false" fo:text-align="start" style:justify-single-word="false"/>
      <style:text-properties officeooo:paragraph-rsid="009c2b7a"/>
    </style:style>
    <style:style style:name="P31" style:family="paragraph" style:parent-style-name="_5f_Paragraphe_20_livret_20_">
      <style:paragraph-properties fo:margin-top="0.101cm" fo:margin-bottom="0cm" style:contextual-spacing="false" fo:text-align="start" style:justify-single-word="false"/>
      <style:text-properties officeooo:paragraph-rsid="00a948a4"/>
    </style:style>
    <style:style style:name="P32" style:family="paragraph" style:parent-style-name="_5f_Paragraphe_5f_Correction">
      <style:text-properties officeooo:paragraph-rsid="00a948a4"/>
    </style:style>
    <style:style style:name="P33" style:family="paragraph" style:parent-style-name="Exo_5f_Num" style:list-style-name="Num_5f_Exo">
      <style:paragraph-properties fo:margin-top="0.439cm" fo:margin-bottom="0cm" style:contextual-spacing="false"/>
      <style:text-properties officeooo:paragraph-rsid="0090ed86"/>
    </style:style>
    <style:style style:name="P34" style:family="paragraph" style:parent-style-name="Exo_5f_Num" style:list-style-name="Num_5f_Exo">
      <style:paragraph-properties fo:margin-top="0.55cm" fo:margin-bottom="0.101cm" style:contextual-spacing="false"/>
      <style:text-properties officeooo:paragraph-rsid="008ebb6a"/>
    </style:style>
    <style:style style:name="P35" style:family="paragraph" style:parent-style-name="Exo_5f_Num">
      <style:paragraph-properties fo:margin-top="0.499cm" fo:margin-bottom="0cm" style:contextual-spacing="false"/>
    </style:style>
    <style:style style:name="P36" style:family="paragraph" style:parent-style-name="Exo_5f_Num">
      <style:paragraph-properties fo:margin-top="0.198cm" fo:margin-bottom="0cm" style:contextual-spacing="false" fo:text-align="start" style:justify-single-word="false"/>
    </style:style>
    <style:style style:name="P37" style:family="paragraph" style:parent-style-name="Exo_5f_Num">
      <style:paragraph-properties fo:margin-top="0.399cm" fo:margin-bottom="0cm" style:contextual-spacing="false"/>
    </style:style>
    <style:style style:name="P38" style:family="paragraph" style:parent-style-name="Exo_5f_Num">
      <style:paragraph-properties fo:margin-top="0.6cm" fo:margin-bottom="0.101cm" style:contextual-spacing="false"/>
      <style:text-properties officeooo:rsid="007e9bd9"/>
    </style:style>
    <style:style style:name="P39" style:family="paragraph" style:parent-style-name="Exo_5f_Num">
      <style:paragraph-properties fo:margin-top="0.64cm" fo:margin-bottom="0.101cm" style:contextual-spacing="false"/>
    </style:style>
    <style:style style:name="P40" style:family="paragraph" style:parent-style-name="Exo_5f_Num">
      <style:paragraph-properties fo:margin-top="0.55cm" fo:margin-bottom="0.101cm" style:contextual-spacing="false"/>
    </style:style>
    <style:style style:name="P41" style:family="paragraph" style:parent-style-name="FILET_5f_POINTILLES" style:list-style-name="_5f_Numérotation_20_des_20_exercices_20_livrets">
      <style:text-properties officeooo:paragraph-rsid="00a24c46"/>
    </style:style>
    <style:style style:name="P42" style:family="paragraph" style:parent-style-name="Standard" style:list-style-name="_5f_Numérotation_20_des_20_exercices_20_livrets">
      <style:paragraph-properties fo:margin-left="0cm" fo:margin-right="0cm" fo:margin-top="0.199cm" fo:margin-bottom="0.101cm" style:contextual-spacing="false" fo:text-indent="0cm" style:auto-text-indent="false" style:shadow="none"/>
      <style:text-properties fo:font-size="10pt" officeooo:rsid="00210672" officeooo:paragraph-rsid="00484b7e" style:font-size-asian="10pt" style:font-size-complex="10pt"/>
    </style:style>
    <style:style style:name="P43" style:family="paragraph" style:parent-style-name="Standard" style:master-page-name="_5f_Fiche_20_éditeur_20_série_20_2_20_une_20_colonne_20_impaire_20__28_G_29_">
      <style:paragraph-properties style:page-number="33" fo:break-before="auto" fo:break-after="auto"/>
      <style:text-properties style:font-name="Bitstream Vera Sans2" fo:font-size="10pt" fo:font-weight="bold" officeooo:paragraph-rsid="001f6820" style:font-size-asian="10pt" style:font-weight-asian="bold" style:font-size-complex="10pt" style:font-weight-complex="bold"/>
    </style:style>
    <style:style style:name="P44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869792"/>
    </style:style>
    <style:style style:name="P4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69792"/>
    </style:style>
    <style:style style:name="P46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923bb2"/>
    </style:style>
    <style:style style:name="P47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48" style:family="paragraph" style:parent-style-name="_5f_Paragraphe_20_livret_20_" style:list-style-name="_5f_Numérotation_20_des_20_exercices_20_livrets">
      <style:paragraph-properties fo:margin-top="0.101cm" fo:margin-bottom="0cm" style:contextual-spacing="false"/>
      <style:text-properties officeooo:paragraph-rsid="009e498b"/>
    </style:style>
    <style:style style:name="P49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09e498b"/>
    </style:style>
    <style:style style:name="P50" style:family="paragraph" style:parent-style-name="_5f_Paragraphe_20_livret_20_" style:list-style-name="_5f_Numérotation_20_des_20_exercices_20_livrets">
      <style:paragraph-properties fo:margin-top="0.101cm" fo:margin-bottom="0cm" style:contextual-spacing="false"/>
      <style:text-properties officeooo:paragraph-rsid="00a7b0b4"/>
    </style:style>
    <style:style style:name="P51" style:family="paragraph" style:parent-style-name="_5f_Paragraphe_20_livret_20_" style:list-style-name="_5f_Numérotation_20_des_20_exercices_20_livrets">
      <style:paragraph-properties fo:margin-top="0.101cm" fo:margin-bottom="0cm" style:contextual-spacing="false"/>
      <style:text-properties officeooo:paragraph-rsid="00a216f6"/>
    </style:style>
    <style:style style:name="P52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0a216f6"/>
    </style:style>
    <style:style style:name="P53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0ab4821"/>
    </style:style>
    <style:style style:name="P54" style:family="paragraph" style:parent-style-name="_5f_Paragraphe_20_livret_20_réponse_20_élève" style:list-style-name="liste_5f_abc">
      <style:text-properties officeooo:paragraph-rsid="009ab033"/>
    </style:style>
    <style:style style:name="P55" style:family="paragraph" style:parent-style-name="_5f_Paragraphe_20_livret_20_réponse_20_élève" style:list-style-name="liste_5f_abc">
      <style:text-properties fo:color="#000000" loext:opacity="100%" style:text-position="0% 100%" style:font-name="Bitstream Vera Sans6" fo:font-size="10pt" style:text-underline-style="none" officeooo:rsid="0056e461" officeooo:paragraph-rsid="009ab033"/>
    </style:style>
    <style:style style:name="P56" style:family="paragraph" style:parent-style-name="_5f_Paragraphe_20_livret_20_réponse_20_élève" style:list-style-name="liste_5f_abc">
      <style:text-properties fo:color="#000000" loext:opacity="100%" officeooo:rsid="0079e2c5" officeooo:paragraph-rsid="009ab033"/>
    </style:style>
    <style:style style:name="P57" style:family="paragraph" style:parent-style-name="_5f_Paragraphe_20_livret_20_réponse_20_élève" style:list-style-name="liste_5f_abc">
      <style:text-properties fo:color="#000000" loext:opacity="100%" officeooo:paragraph-rsid="009ab033"/>
    </style:style>
    <style:style style:name="P58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>
        <style:tab-stops>
          <style:tab-stop style:position="0.6cm"/>
        </style:tab-stops>
      </style:paragraph-properties>
      <style:text-properties officeooo:paragraph-rsid="009c49e3"/>
    </style:style>
    <style:style style:name="P59" style:family="paragraph" style:parent-style-name="_5f_Paragraphe_20_livret_20_réponse_20_élève" style:list-style-name="liste_5f_abc">
      <style:paragraph-properties fo:margin-top="0.101cm" fo:margin-bottom="0cm" style:contextual-spacing="false" style:line-height-at-least="0.7cm">
        <style:tab-stops>
          <style:tab-stop style:position="0.6cm"/>
        </style:tab-stops>
      </style:paragraph-properties>
      <style:text-properties officeooo:paragraph-rsid="009c49e3"/>
    </style:style>
    <style:style style:name="P60" style:family="paragraph" style:parent-style-name="_5f_Paragraphe_20_livret_20_réponse_20_élève" style:list-style-name="liste_5f_abc">
      <style:paragraph-properties fo:margin-top="0.101cm" fo:margin-bottom="0cm" style:contextual-spacing="false" style:line-height-at-least="0.7cm" fo:text-align="start" style:justify-single-word="false">
        <style:tab-stops>
          <style:tab-stop style:position="0.6cm"/>
        </style:tab-stops>
      </style:paragraph-properties>
      <style:text-properties officeooo:paragraph-rsid="009c49e3"/>
    </style:style>
    <style:style style:name="P61" style:family="paragraph" style:parent-style-name="_5f_Paragraphe_20_énoncé_20_après_20_numéro" style:master-page-name="">
      <style:paragraph-properties fo:margin-top="0cm" fo:margin-bottom="0cm" style:contextual-spacing="false" style:page-number="auto" fo:break-before="auto" fo:break-after="auto" style:shadow="none"/>
      <style:text-properties fo:font-size="10pt" fo:letter-spacing="-0.014cm" officeooo:rsid="0078e916" officeooo:paragraph-rsid="00484b7e" style:font-size-asian="10pt" style:font-size-complex="10pt"/>
    </style:style>
    <style:style style:name="P62" style:family="paragraph" style:parent-style-name="_5f_Paragraphe_20_énoncé_20_après_20_numéro" style:list-style-name="_5f_Numérotation_20_des_20_exercices_20_livrets">
      <style:paragraph-properties fo:margin-top="0.199cm" fo:margin-bottom="0.199cm" style:contextual-spacing="false" fo:text-align="center" style:justify-single-word="false"/>
      <style:text-properties style:text-position="0% 100%" style:text-underline-style="none" officeooo:rsid="00502d3e" officeooo:paragraph-rsid="0098b2ee"/>
    </style:style>
    <style:style style:name="P63" style:family="paragraph" style:parent-style-name="_5f_Paragraphe_20_énoncé_20_après_20_numéro" style:list-style-name="Enonce1">
      <style:paragraph-properties fo:margin-top="0cm" fo:margin-bottom="0cm" style:contextual-spacing="false" fo:text-align="start" style:justify-single-word="false"/>
      <style:text-properties officeooo:paragraph-rsid="0078e916"/>
    </style:style>
    <style:style style:name="P64" style:family="paragraph" style:parent-style-name="_5f_Paragraphe_20_énoncé_20_après_20_numéro" style:list-style-name="Enonce1">
      <style:paragraph-properties fo:margin-top="0.101cm" fo:margin-bottom="0cm" style:contextual-spacing="false" fo:text-align="start" style:justify-single-word="false"/>
      <style:text-properties officeooo:paragraph-rsid="0078e916"/>
    </style:style>
    <style:style style:name="P65" style:family="paragraph" style:parent-style-name="_5f_Paragraphe_20_énoncé_20_après_20_numéro" style:list-style-name="_5f_Numérotation_20_des_20_exercices_20_livre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78e916" officeooo:paragraph-rsid="008f035f"/>
    </style:style>
    <style:style style:name="P66" style:family="paragraph" style:parent-style-name="_5f_Paragraphe_20_énoncé_20_après_20_numéro" style:list-style-name="_5f_Numérotation_20_des_20_exercices_20_livre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position="0% 100%" style:font-name="Bitstream Vera Sans" fo:font-size="10pt" fo:font-style="normal" style:text-underline-style="none" fo:font-weight="normal" officeooo:rsid="0078e916" officeooo:paragraph-rsid="008f035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7" style:family="paragraph" style:parent-style-name="_5f_Paragraphe_20_énoncé_20_après_20_numéro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position="0% 100%" style:font-name="Bitstream Vera Sans" fo:font-size="10pt" fo:font-style="normal" style:text-underline-style="none" fo:font-weight="normal" officeooo:rsid="0078e916" officeooo:paragraph-rsid="0078e91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8" style:family="paragraph" style:parent-style-name="_5f_Paragraphe_20_énoncé_20_après_20_numéro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position="0% 100%" style:font-name="Bitstream Vera Sans" fo:font-size="10pt" fo:font-style="normal" style:text-underline-style="none" fo:font-weight="normal" officeooo:rsid="00502d3e" officeooo:paragraph-rsid="008f035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9" style:family="paragraph" style:parent-style-name="_5f_Paragraphe_5f_Correction">
      <style:text-properties officeooo:paragraph-rsid="00a2b7be"/>
    </style:style>
    <style:style style:name="P70" style:family="paragraph" style:parent-style-name="_5f_Paragraphe_5f_Correction">
      <style:text-properties officeooo:paragraph-rsid="00ac0499"/>
    </style:style>
    <style:style style:name="P71" style:family="paragraph" style:parent-style-name="_5f_Pied_20_de_20_page" style:list-style-name="">
      <style:paragraph-properties fo:text-align="end" style:justify-single-word="false"/>
    </style:style>
    <style:style style:name="P72" style:family="paragraph" style:parent-style-name="_5f_Pied_20_de_20_page">
      <style:paragraph-properties fo:text-align="end" style:justify-single-word="false"/>
    </style:style>
    <style:style style:name="P73" style:family="paragraph" style:parent-style-name="_5f_Pied_20_de_20_page" style:list-style-name=""/>
    <style:style style:name="P7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5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76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="solid" draw:fill-color="#d7e12c"/>
    </style:style>
    <style:style style:name="P8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76fc61"/>
    </style:style>
    <style:style style:name="T5" style:family="text">
      <style:text-properties fo:text-transform="uppercase" fo:color="#808080" loext:opacity="100%" style:font-name="Bitstream Vera Sans7" fo:font-size="9pt" officeooo:rsid="00308c81" fo:background-color="transparent" loext:char-shading-value="0"/>
    </style:style>
    <style:style style:name="T6" style:family="text">
      <style:text-properties fo:text-transform="uppercase" fo:color="#808080" loext:opacity="100%" style:font-name="Bitstream Vera Sans7" fo:font-size="9pt" officeooo:rsid="008dea38" fo:background-color="transparent" loext:char-shading-value="0"/>
    </style:style>
    <style:style style:name="T7" style:family="text">
      <style:text-properties officeooo:rsid="00308c81"/>
    </style:style>
    <style:style style:name="T8" style:family="text">
      <style:text-properties style:text-position="0% 100%" style:font-name="Bitstream Vera Sans6" fo:font-size="10pt" style:text-underline-style="none" officeooo:rsid="0056e461"/>
    </style:style>
    <style:style style:name="T9" style:family="text">
      <style:text-properties style:text-position="0% 100%" style:font-name="Bitstream Vera Sans6" fo:font-size="10pt" style:text-underline-style="none" fo:font-weight="normal" officeooo:rsid="00768950" style:font-name-asian="Times New Roman" style:font-weight-asian="normal" style:font-name-complex="Times New Roman" style:font-weight-complex="normal"/>
    </style:style>
    <style:style style:name="T10" style:family="text">
      <style:text-properties style:text-position="0% 100%" style:font-name="Bitstream Vera Sans6" fo:font-size="10pt" style:text-underline-style="none" fo:font-weight="normal" officeooo:rsid="00768950" style:font-weight-asian="normal" style:font-weight-complex="normal"/>
    </style:style>
    <style:style style:name="T11" style:family="text">
      <style:text-properties style:text-position="0% 100%" style:font-name="Bitstream Vera Sans6" fo:font-size="10pt" style:text-underline-style="none" officeooo:rsid="00768950"/>
    </style:style>
    <style:style style:name="T12" style:family="text">
      <style:text-properties style:text-position="0% 100%" style:font-name="Bitstream Vera Sans6" fo:font-size="10pt" style:text-underline-style="none" officeooo:rsid="0085f066"/>
    </style:style>
    <style:style style:name="T13" style:family="text">
      <style:text-properties style:text-position="0% 100%" style:font-name="Bitstream Vera Sans6" fo:font-size="10pt" style:text-underline-style="none" officeooo:rsid="00869792"/>
    </style:style>
    <style:style style:name="T14" style:family="text">
      <style:text-properties style:text-position="0% 100%" style:font-name="OpenSymbol4" fo:font-size="12pt" style:text-underline-style="none" fo:font-weight="normal" style:font-name-asian="OpenSymbol4" style:font-size-asian="12pt" style:font-weight-asian="normal" style:font-name-complex="OpenSymbol4" style:font-size-complex="12pt" style:font-weight-complex="normal"/>
    </style:style>
    <style:style style:name="T15" style:family="text">
      <style:text-properties style:text-position="0% 100%" style:text-underline-style="none" fo:font-weight="normal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56e461" style:font-weight-asian="normal" style:font-weight-complex="normal"/>
    </style:style>
    <style:style style:name="T17" style:family="text">
      <style:text-properties style:text-position="0% 100%" style:text-underline-style="none" fo:font-weight="normal" officeooo:rsid="005517e1" style:font-weight-asian="normal" style:font-weight-complex="normal"/>
    </style:style>
    <style:style style:name="T18" style:family="text">
      <style:text-properties style:text-position="0% 100%" style:text-underline-style="none" fo:font-weight="normal" officeooo:rsid="00768950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ac0499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4c26f5" style:font-weight-asian="normal" style:font-size-complex="10pt" style:font-weight-complex="normal"/>
    </style:style>
    <style:style style:name="T21" style:family="text">
      <style:text-properties style:text-position="0% 100%" style:text-underline-style="none" fo:font-weight="normal" style:font-name-asian="Times New Roman" style:font-weight-asian="normal" style:font-name-complex="Times New Roman" style:font-weight-complex="normal"/>
    </style:style>
    <style:style style:name="T22" style:family="text">
      <style:text-properties style:text-position="0% 100%" style:text-underline-style="none" fo:font-weight="normal" officeooo:rsid="00502d3e" style:font-name-asian="Times New Roman" style:font-weight-asian="normal" style:font-name-complex="Times New Roman" style:font-weight-complex="normal"/>
    </style:style>
    <style:style style:name="T23" style:family="text">
      <style:text-properties style:text-position="0% 100%" style:text-underline-style="none" fo:font-weight="normal" officeooo:rsid="00768950"/>
    </style:style>
    <style:style style:name="T24" style:family="text">
      <style:text-properties style:text-position="0% 100%" style:text-underline-style="none" fo:font-weight="normal" officeooo:rsid="009e498b" style:font-style-asian="italic" style:font-size-complex="12pt" style:font-style-complex="italic"/>
    </style:style>
    <style:style style:name="T25" style:family="text">
      <style:text-properties style:text-position="0% 100%" style:text-underline-style="none" officeooo:rsid="003b0c2c"/>
    </style:style>
    <style:style style:name="T26" style:family="text">
      <style:text-properties style:text-position="0% 100%" style:text-underline-style="none" officeooo:rsid="0056e461"/>
    </style:style>
    <style:style style:name="T27" style:family="text">
      <style:text-properties style:text-position="0% 100%" style:text-underline-style="none" officeooo:rsid="0085f066"/>
    </style:style>
    <style:style style:name="T28" style:family="text">
      <style:text-properties style:text-position="0% 100%" style:text-underline-style="none" officeooo:rsid="00869792"/>
    </style:style>
    <style:style style:name="T29" style:family="text">
      <style:text-properties style:text-position="0% 100%" style:text-underline-style="none" officeooo:rsid="00768950"/>
    </style:style>
    <style:style style:name="T30" style:family="text">
      <style:text-properties style:text-position="0% 100%" style:text-underline-style="none" officeooo:rsid="00a2b7be"/>
    </style:style>
    <style:style style:name="T31" style:family="text">
      <style:text-properties style:text-position="0% 100%" style:text-underline-style="none" fo:font-weight="bold" officeooo:rsid="00768950" style:font-weight-asian="bold" style:font-weight-complex="bold"/>
    </style:style>
    <style:style style:name="T32" style:family="text">
      <style:text-properties style:text-position="0% 100%" style:text-underline-style="none" fo:font-weight="bold" officeooo:rsid="00ac0499" style:font-weight-asian="bold" style:font-weight-complex="bold"/>
    </style:style>
    <style:style style:name="T33" style:family="text">
      <style:text-properties style:text-position="0% 100%" style:text-underline-style="none" officeooo:rsid="00ac0499"/>
    </style:style>
    <style:style style:name="T34" style:family="text">
      <style:text-properties style:text-position="0% 100%" style:font-name="OpenSymbol1" fo:font-size="10pt" style:text-underline-style="none" fo:font-weight="normal" officeooo:rsid="00768950" style:font-name-asian="Times New Roman" style:font-weight-asian="normal" style:font-name-complex="Times New Roman" style:font-weight-complex="normal"/>
    </style:style>
    <style:style style:name="T35" style:family="text">
      <style:text-properties style:text-position="0% 100%" style:font-name="OpenSymbol1" fo:font-size="10pt" style:text-underline-style="none" fo:font-weight="normal" officeooo:rsid="00768950" style:font-weight-asian="normal" style:font-weight-complex="normal"/>
    </style:style>
    <style:style style:name="T36" style:family="text">
      <style:text-properties style:text-position="0% 100%" style:font-name="OpenSymbol1" fo:font-size="10pt" style:text-underline-style="none" officeooo:rsid="00768950"/>
    </style:style>
    <style:style style:name="T37" style:family="text">
      <style:text-properties style:text-position="0% 100%" style:font-name="OpenSymbol" fo:font-size="10pt" style:text-underline-style="none" fo:font-weight="normal" officeooo:rsid="004c26f5" style:font-name-asian="OpenSymbol" style:font-size-asian="10pt" style:font-weight-asian="normal" style:font-name-complex="OpenSymbol" style:font-size-complex="10pt" style:font-weight-complex="normal"/>
    </style:style>
    <style:style style:name="T38" style:family="text">
      <style:text-properties style:text-position="0% 100%" fo:font-size="10pt" style:text-underline-style="none" fo:font-weight="normal" officeooo:rsid="002d13de" style:font-size-asian="10pt" style:font-weight-asian="normal" style:font-size-complex="10pt" style:font-weight-complex="normal"/>
    </style:style>
    <style:style style:name="T39" style:family="text">
      <style:text-properties style:text-position="0% 100%" fo:font-size="10pt" fo:letter-spacing="-0.007cm" fo:text-shadow="none" style:text-underline-style="none" fo:font-weight="normal" officeooo:rsid="002d13de" style:font-size-asian="10pt" style:font-weight-asian="normal" style:font-size-complex="10pt" style:font-weight-complex="normal"/>
    </style:style>
    <style:style style:name="T40" style:family="text">
      <style:text-properties style:text-position="0% 100%" fo:letter-spacing="-0.007cm" fo:text-shadow="none" style:text-underline-style="none" fo:font-weight="normal" officeooo:rsid="002d13de" style:font-weight-asian="normal" style:font-size-complex="10pt" style:font-weight-complex="normal"/>
    </style:style>
    <style:style style:name="T41" style:family="text">
      <style:text-properties style:text-position="0% 100%" fo:font-size="9pt" style:text-underline-style="none" officeooo:rsid="00768950" style:font-size-asian="9pt" style:font-size-complex="9pt"/>
    </style:style>
    <style:style style:name="T42" style:family="text">
      <style:text-properties style:text-position="0% 100%" fo:font-size="9pt" style:text-underline-style="none" officeooo:rsid="008915cc" style:font-size-asian="9pt" style:font-size-complex="9pt"/>
    </style:style>
    <style:style style:name="T43" style:family="text">
      <style:text-properties style:text-position="0% 100%" fo:font-size="9pt" style:text-underline-style="none" officeooo:rsid="00a948a4" style:font-size-asian="9pt" style:font-size-complex="9pt"/>
    </style:style>
    <style:style style:name="T44" style:family="text">
      <style:text-properties style:text-position="0% 100%" fo:font-style="normal" style:text-underline-style="none" fo:font-weight="normal" officeooo:rsid="009e498b" style:font-style-asian="italic" style:font-size-complex="12pt" style:font-style-complex="italic"/>
    </style:style>
    <style:style style:name="T45" style:family="text">
      <style:text-properties style:text-position="0% 100%" fo:font-style="normal" style:text-underline-style="none" fo:font-weight="normal" officeooo:rsid="00869792" style:font-style-asian="italic" style:font-size-complex="12pt" style:font-style-complex="italic"/>
    </style:style>
    <style:style style:name="T46" style:family="text">
      <style:text-properties style:text-position="0% 100%" fo:font-style="normal" style:text-underline-style="none" fo:font-weight="normal" officeooo:rsid="0056e461" style:font-style-asian="italic" style:font-size-complex="12pt" style:font-style-complex="italic"/>
    </style:style>
    <style:style style:name="T47" style:family="text">
      <style:text-properties style:text-position="0% 100%" fo:font-style="normal" style:text-underline-style="none" fo:font-weight="normal" officeooo:rsid="00a2b7be"/>
    </style:style>
    <style:style style:name="T48" style:family="text">
      <style:text-properties style:text-position="0% 100%" fo:font-size="9.5pt" style:text-underline-style="none" officeooo:rsid="00768950" style:font-size-asian="9.5pt" style:font-size-complex="9.5pt"/>
    </style:style>
    <style:style style:name="T49" style:family="text">
      <style:text-properties style:text-position="0% 100%" fo:font-size="9.5pt" style:text-underline-style="none" fo:font-weight="normal" officeooo:rsid="00768950" style:font-size-asian="9.5pt" style:font-size-complex="9.5pt"/>
    </style:style>
    <style:style style:name="T50" style:family="text">
      <style:text-properties style:text-position="super 58%" style:text-underline-style="none" fo:font-weight="normal" style:font-weight-asian="normal" style:font-weight-complex="normal"/>
    </style:style>
    <style:style style:name="T51" style:family="text">
      <style:text-properties style:text-position="super 58%" style:text-underline-style="none" fo:font-weight="normal" officeooo:rsid="00a7532d" style:font-weight-asian="normal" style:font-weight-complex="normal"/>
    </style:style>
    <style:style style:name="T52" style:family="text">
      <style:text-properties style:text-position="super 58%" style:text-underline-style="none" fo:font-weight="normal" officeooo:rsid="008915cc" style:font-weight-asian="normal" style:font-weight-complex="normal"/>
    </style:style>
    <style:style style:name="T53" style:family="text">
      <style:text-properties style:text-position="super 58%" style:text-underline-style="none" fo:font-weight="normal" officeooo:rsid="00ac0499" style:font-weight-asian="normal" style:font-weight-complex="normal"/>
    </style:style>
    <style:style style:name="T54" style:family="text">
      <style:text-properties style:text-position="super 58%" style:text-underline-style="none" fo:font-weight="normal" officeooo:rsid="009c49e3" style:font-style-asian="normal" style:font-weight-asian="normal" style:font-size-complex="10pt" style:font-style-complex="normal" style:font-weight-complex="normal"/>
    </style:style>
    <style:style style:name="T55" style:family="text">
      <style:text-properties style:text-position="super 58%" style:text-underline-style="none" fo:font-weight="normal" officeooo:rsid="00869792" style:font-style-asian="italic" style:font-size-complex="12pt" style:font-style-complex="italic"/>
    </style:style>
    <style:style style:name="T56" style:family="text">
      <style:text-properties style:text-position="super 58%" style:text-underline-style="none" officeooo:rsid="0085f066"/>
    </style:style>
    <style:style style:name="T57" style:family="text">
      <style:text-properties style:text-position="super 58%" style:text-underline-style="none" officeooo:rsid="009e498b"/>
    </style:style>
    <style:style style:name="T58" style:family="text">
      <style:text-properties style:text-position="super 58%" style:text-underline-style="none" officeooo:rsid="00869792"/>
    </style:style>
    <style:style style:name="T59" style:family="text">
      <style:text-properties style:text-position="super 58%" style:text-underline-style="none" officeooo:rsid="008915cc"/>
    </style:style>
    <style:style style:name="T60" style:family="text">
      <style:text-properties style:text-position="super 58%" style:text-underline-style="none" officeooo:rsid="00ac0499"/>
    </style:style>
    <style:style style:name="T61" style:family="text">
      <style:text-properties style:text-position="super 58%" style:text-underline-style="none" fo:font-weight="bold" officeooo:rsid="008915cc" style:font-weight-asian="bold" style:font-weight-complex="bold"/>
    </style:style>
    <style:style style:name="T62" style:family="text">
      <style:text-properties style:text-position="super 58%" style:text-underline-style="none" fo:font-weight="bold" officeooo:rsid="00ac0499" style:font-weight-asian="bold" style:font-weight-complex="bold"/>
    </style:style>
    <style:style style:name="T63" style:family="text">
      <style:text-properties style:text-position="super 58%" style:font-name="Bitstream Vera Sans6" fo:font-size="10pt" style:text-underline-style="none" officeooo:rsid="00869792"/>
    </style:style>
    <style:style style:name="T64" style:family="text">
      <style:text-properties style:text-position="super 58%" fo:font-style="normal" style:text-underline-style="none" fo:font-weight="normal" officeooo:rsid="00425cb8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super 58%" fo:font-style="normal" style:text-underline-style="none" fo:font-weight="normal" officeooo:rsid="004c26f5" style:font-style-asian="normal" style:font-size-complex="10pt" style:font-style-complex="normal"/>
    </style:style>
    <style:style style:name="T66" style:family="text">
      <style:text-properties style:text-position="super 58%" fo:font-style="normal" style:text-underline-style="none" fo:font-weight="normal" officeooo:rsid="009c49e3" style:font-weight-asian="normal" style:font-weight-complex="normal"/>
    </style:style>
    <style:style style:name="T67" style:family="text">
      <style:text-properties style:text-position="super 58%" fo:font-style="normal" style:text-underline-style="none" fo:font-weight="normal" officeooo:rsid="00a7532d" style:font-weight-asian="normal" style:font-weight-complex="normal"/>
    </style:style>
    <style:style style:name="T68" style:family="text">
      <style:text-properties style:text-position="super 58%" fo:font-style="normal" style:text-underline-style="none" fo:font-weight="normal" officeooo:rsid="009e498b" style:font-style-asian="italic" style:font-size-complex="12pt" style:font-style-complex="italic"/>
    </style:style>
    <style:style style:name="T69" style:family="text">
      <style:text-properties style:text-position="super 58%" fo:font-style="normal" style:text-underline-style="none" fo:font-weight="normal" officeooo:rsid="00a2b7be"/>
    </style:style>
    <style:style style:name="T70" style:family="text">
      <style:text-properties style:text-position="super 58%" fo:font-style="normal" fo:font-weight="normal" officeooo:rsid="00a216f6"/>
    </style:style>
    <style:style style:name="T71" style:family="text">
      <style:text-properties style:text-position="super 58%" fo:font-size="9pt" fo:font-style="normal" style:text-underline-style="none" fo:font-weight="normal" officeooo:rsid="00425cb8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text-position="super 58%" fo:font-size="9pt" style:text-underline-style="none" officeooo:rsid="008915cc" style:font-size-asian="9pt" style:font-size-complex="9pt"/>
    </style:style>
    <style:style style:name="T73" style:family="text">
      <style:text-properties style:text-position="super 58%" officeooo:rsid="00ab4821"/>
    </style:style>
    <style:style style:name="T74" style:family="text">
      <style:text-properties fo:color="#000000" loext:opacity="100%"/>
    </style:style>
    <style:style style:name="T75" style:family="text">
      <style:text-properties fo:color="#000000" loext:opacity="100%" style:text-position="0% 100%" style:text-underline-style="none" fo:font-weight="normal" style:font-weight-asian="normal" style:font-weight-complex="normal"/>
    </style:style>
    <style:style style:name="T76" style:family="text">
      <style:text-properties fo:color="#000000" loext:opacity="100%" style:text-position="0% 100%" style:font-name="Bitstream Vera Sans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7" style:family="text">
      <style:text-properties fo:color="#000000" loext:opacity="100%" style:text-position="0% 100%" style:font-name="Bitstream Vera Sans" fo:font-size="10pt" fo:font-style="normal" style:text-underline-style="none" fo:font-weight="normal" officeooo:rsid="00502d3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8" style:family="text">
      <style:text-properties fo:color="#000000" loext:opacity="100%" style:text-position="0% 100%" style:font-name="Bitstream Vera Sans" fo:font-size="10pt" fo:font-style="normal" style:text-underline-style="none" fo:font-weight="normal" officeooo:rsid="00545a4c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9" style:family="text">
      <style:text-properties fo:color="#000000" loext:opacity="100%" style:text-position="0% 100%" style:font-name="Bitstream Vera Sans" fo:font-size="10pt" fo:font-style="normal" style:text-underline-style="none" fo:font-weight="normal" officeooo:rsid="0078e91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0" style:family="text">
      <style:text-properties fo:color="#000000" loext:opacity="100%" style:text-position="0% 100%" style:font-name="Bitstream Vera Sans" fo:font-size="10pt" fo:font-style="normal" style:text-underline-style="none" fo:font-weight="normal" officeooo:rsid="00840527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1" style:family="text">
      <style:text-properties fo:color="#000000" loext:opacity="100%" style:text-position="0% 100%" style:font-name="Bitstream Vera Sans" fo:font-size="10pt" fo:font-style="normal" style:text-underline-style="none" fo:font-weight="bold" officeooo:rsid="00502d3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82" style:family="text">
      <style:text-properties fo:color="#000000" loext:opacity="100%" style:text-position="0% 100%" style:font-name="Bitstream Vera Sans" fo:font-size="10pt" fo:font-style="normal" style:text-underline-style="none" fo:font-weight="bold" officeooo:rsid="00545a4c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83" style:family="text">
      <style:text-properties fo:color="#000000" loext:opacity="100%" style:text-position="0% 100%" style:font-name="Bitstream Vera Sans" fo:font-size="10pt" fo:font-style="normal" style:text-underline-style="none" fo:font-weight="bold" officeooo:rsid="0084052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84" style:family="text">
      <style:text-properties fo:color="#000000" loext:opacity="100%" style:text-position="0% 100%" style:font-name="Bitstream Vera Sans6" fo:font-size="10pt" style:text-underline-style="none" officeooo:rsid="00768950"/>
    </style:style>
    <style:style style:name="T85" style:family="text">
      <style:text-properties fo:color="#000000" loext:opacity="100%" style:text-position="0% 100%" style:font-name="OpenSymbol4" fo:font-size="12pt" style:text-underline-style="none" fo:font-weight="normal" style:font-name-asian="OpenSymbol4" style:font-size-asian="12pt" style:font-weight-asian="normal" style:font-name-complex="OpenSymbol4" style:font-size-complex="12pt" style:font-weight-complex="normal"/>
    </style:style>
    <style:style style:name="T86" style:family="text">
      <style:text-properties fo:color="#000000" loext:opacity="100%" style:text-position="0% 100%" fo:font-size="10pt" style:text-underline-style="none" officeooo:rsid="004b52ae" style:font-size-asian="10pt" style:font-size-complex="10pt"/>
    </style:style>
    <style:style style:name="T87" style:family="text">
      <style:text-properties fo:color="#000000" loext:opacity="100%" style:text-position="0% 100%" style:font-name="Bitstream Vera Sans7" fo:font-size="10pt" fo:language="fr" fo:country="FR" fo:font-style="normal" style:text-underline-style="none" fo:font-weight="normal" officeooo:rsid="009e498b" style:letter-kerning="true" fo:background-color="#ffff00" loext:char-shading-value="0" style:font-name-asian="Bitstream Vera Sans3" style:font-size-asian="10pt" style:language-asian="zh" style:country-asian="CN" style:font-style-asian="italic" style:font-name-complex="Bitstream Vera Sans3" style:font-size-complex="12pt" style:language-complex="hi" style:country-complex="IN" style:font-style-complex="italic"/>
    </style:style>
    <style:style style:name="T88" style:family="text">
      <style:text-properties fo:color="#000000" loext:opacity="100%" officeooo:rsid="00710d5f"/>
    </style:style>
    <style:style style:name="T89" style:family="text">
      <style:text-properties fo:color="#000000" loext:opacity="100%" style:font-name="Bitstream Vera Sans" fo:font-size="10pt" fo:font-style="normal" style:font-size-asian="10pt" style:font-style-asian="normal" style:font-size-complex="10pt" style:font-style-complex="normal"/>
    </style:style>
    <style:style style:name="T90" style:family="text">
      <style:text-properties fo:color="#000000" loext:opacity="100%" style:font-name="Bitstream Vera Sans" fo:font-size="10pt" fo:font-style="normal" officeooo:rsid="00502d3e" style:font-size-asian="10pt" style:font-style-asian="normal" style:font-size-complex="10pt" style:font-style-complex="normal"/>
    </style:style>
    <style:style style:name="T91" style:family="text">
      <style:text-properties fo:color="#000000" loext:opacity="100%" style:font-name="Bitstream Vera Sans" fo:font-size="10pt" fo:letter-spacing="-0.007cm" fo:font-style="normal" fo:text-shadow="none" style:font-size-asian="10pt" style:font-style-asian="normal" style:font-size-complex="10pt" style:font-style-complex="normal"/>
    </style:style>
    <style:style style:name="T92" style:family="text">
      <style:text-properties fo:color="#000000" loext:opacity="100%" style:font-name="Bitstream Vera Sans" fo:font-size="10pt" fo:letter-spacing="-0.007cm" fo:font-style="normal" fo:text-shadow="none" officeooo:rsid="0078e916" style:font-size-asian="10pt" style:font-style-asian="normal" style:font-size-complex="10pt" style:font-style-complex="normal"/>
    </style:style>
    <style:style style:name="T93" style:family="text">
      <style:text-properties fo:color="#000000" loext:opacity="100%" style:text-position="super 58%" style:font-name="Bitstream Vera Sans6" fo:font-size="10pt" style:text-underline-style="none" officeooo:rsid="00869792"/>
    </style:style>
    <style:style style:name="T94" style:family="text">
      <style:text-properties fo:color="#000000" loext:opacity="100%" style:text-position="super 58%" style:font-name="Bitstream Vera Sans6" fo:font-size="10pt" style:text-underline-style="none" officeooo:rsid="008915cc"/>
    </style:style>
    <style:style style:name="T95" style:family="text">
      <style:text-properties fo:color="#000000" loext:opacity="100%" style:text-position="super 58%" style:text-underline-style="none" fo:font-weight="normal" officeooo:rsid="0087e9e6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6" style:family="text">
      <style:text-properties fo:color="#000000" loext:opacity="100%" style:text-position="super 58%" style:font-name="OpenSymbol" fo:font-size="10pt" fo:font-style="normal" style:text-underline-style="none" officeooo:rsid="004c26f5" style:font-name-asian="OpenSymbol" style:font-size-asian="10pt" style:font-style-asian="normal" style:font-name-complex="OpenSymbol" style:font-size-complex="10pt" style:font-style-complex="normal"/>
    </style:style>
    <style:style style:name="T97" style:family="text">
      <style:text-properties fo:color="#000000" loext:opacity="100%" style:text-position="super 58%" style:font-name="Bitstream Vera Sans2" fo:font-size="10pt" fo:font-style="normal" style:text-underline-style="none" fo:font-weight="normal" officeooo:rsid="00425cb8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98" style:family="text">
      <style:text-properties fo:color="#000000" loext:opacity="100%" style:text-position="super 58%" style:font-name="Bitstream Vera Sans7" fo:font-size="10pt" fo:language="fr" fo:country="FR" fo:font-style="normal" fo:font-weight="normal" officeooo:rsid="00a216f6" style:letter-kerning="true" fo:background-color="#ffff00" loext:char-shading-value="0" style:font-name-asian="Bitstream Vera Sans3" style:font-size-asian="10pt" style:language-asian="zh" style:country-asian="CN" style:font-name-complex="Bitstream Vera Sans3" style:language-complex="hi" style:country-complex="IN"/>
    </style:style>
    <style:style style:name="T99" style:family="text">
      <style:text-properties fo:color="#000000" loext:opacity="100%" style:text-position="super 58%" style:font-name="Bitstream Vera Sans7" fo:font-size="10pt" fo:language="fr" fo:country="FR" fo:font-style="normal" style:text-underline-style="none" fo:font-weight="normal" officeooo:rsid="00a2b7be" style:letter-kerning="true" fo:background-color="#ffff00" loext:char-shading-value="0" style:font-name-asian="Bitstream Vera Sans3" style:font-size-asian="10pt" style:language-asian="zh" style:country-asian="CN" style:font-name-complex="Bitstream Vera Sans3" style:language-complex="hi" style:country-complex="IN"/>
    </style:style>
    <style:style style:name="T100" style:family="text">
      <style:text-properties fo:color="#000000" loext:opacity="100%" style:text-position="super 58%" style:font-name="Bitstream Vera Sans7" fo:font-size="10pt" fo:language="fr" fo:country="FR" fo:font-style="normal" style:text-underline-style="none" fo:font-weight="normal" officeooo:rsid="00a4a300" style:letter-kerning="true" fo:background-color="#ffff00" loext:char-shading-value="0" style:font-name-asian="Bitstream Vera Sans3" style:font-size-asian="10pt" style:language-asian="zh" style:country-asian="CN" style:font-style-asian="normal" style:font-weight-asian="normal" style:font-name-complex="Bitstream Vera Sans3" style:font-size-complex="10pt" style:language-complex="hi" style:country-complex="IN" style:font-style-complex="normal" style:font-weight-complex="normal"/>
    </style:style>
    <style:style style:name="T101" style:family="text">
      <style:text-properties fo:color="#000000" loext:opacity="100%" fo:letter-spacing="-0.011cm"/>
    </style:style>
    <style:style style:name="T102" style:family="text">
      <style:text-properties fo:color="#000000" loext:opacity="100%" fo:letter-spacing="-0.011cm" officeooo:rsid="0095cff9"/>
    </style:style>
    <style:style style:name="T103" style:family="text">
      <style:text-properties fo:color="#000000" loext:opacity="100%" fo:letter-spacing="-0.014cm"/>
    </style:style>
    <style:style style:name="T104" style:family="text">
      <style:text-properties fo:color="#000000" loext:opacity="100%" fo:letter-spacing="-0.014cm" officeooo:rsid="0095cff9"/>
    </style:style>
    <style:style style:name="T105" style:family="text">
      <style:text-properties fo:color="#000000" loext:opacity="100%" officeooo:rsid="0095cff9"/>
    </style:style>
    <style:style style:name="T106" style:family="text">
      <style:text-properties fo:color="#000000" loext:opacity="100%" style:font-name="Adobe Caslon Pro Bold" officeooo:rsid="0095cff9" style:font-name-asian="Adobe Caslon Pro Bold" style:font-name-complex="Adobe Caslon Pro Bold"/>
    </style:style>
    <style:style style:name="T107" style:family="text">
      <style:text-properties fo:color="#000000" loext:opacity="100%" style:font-name="Bitstream Vera Sans6" officeooo:rsid="0095cff9" style:font-name-asian="SimSun" style:font-name-complex="Lucida Sans"/>
    </style:style>
    <style:style style:name="T108" style:family="text">
      <style:text-properties fo:color="#000000" loext:opacity="100%" officeooo:rsid="00a2b7be"/>
    </style:style>
    <style:style style:name="T109" style:family="text">
      <style:text-properties fo:color="#000000" loext:opacity="100%" fo:font-weight="bold" officeooo:rsid="00a2b7be" style:font-weight-asian="bold" style:font-weight-complex="bold"/>
    </style:style>
    <style:style style:name="T110" style:family="text">
      <style:text-properties style:font-name="OpenSymbol1"/>
    </style:style>
    <style:style style:name="T111" style:family="text">
      <style:text-properties style:font-name="OpenSymbol1" style:text-underline-style="none"/>
    </style:style>
    <style:style style:name="T112" style:family="text">
      <style:text-properties style:font-name="OpenSymbol1" fo:font-size="10pt" officeooo:rsid="00768950"/>
    </style:style>
    <style:style style:name="T113" style:family="text">
      <style:text-properties style:font-name="OpenSymbol1" fo:font-size="10pt" fo:letter-spacing="-0.007cm" fo:text-shadow="none" officeooo:rsid="00768950"/>
    </style:style>
    <style:style style:name="T114" style:family="text">
      <style:text-properties style:font-name="OpenSymbol1" fo:font-size="10pt" fo:letter-spacing="-0.014cm" fo:text-shadow="none" fo:font-weight="normal" officeooo:rsid="00768950" style:font-weight-asian="normal" style:font-weight-complex="normal"/>
    </style:style>
    <style:style style:name="T115" style:family="text">
      <style:text-properties style:text-underline-style="none"/>
    </style:style>
    <style:style style:name="T116" style:family="text">
      <style:text-properties style:text-underline-style="none" fo:font-weight="normal" style:font-weight-asian="normal" style:font-weight-complex="normal"/>
    </style:style>
    <style:style style:name="T117" style:family="text">
      <style:text-properties officeooo:rsid="005517e1"/>
    </style:style>
    <style:style style:name="T118" style:family="text">
      <style:text-properties officeooo:rsid="00546784"/>
    </style:style>
    <style:style style:name="T119" style:family="text">
      <style:text-properties officeooo:rsid="005fd230"/>
    </style:style>
    <style:style style:name="T120" style:family="text">
      <style:text-properties style:font-name="OpenSymbol4" fo:font-size="12pt" style:text-underline-style="none" style:font-name-asian="OpenSymbol4" style:font-size-asian="12pt" style:font-name-complex="OpenSymbol4" style:font-size-complex="12pt"/>
    </style:style>
    <style:style style:name="T121" style:family="text">
      <style:text-properties style:font-name="OpenSymbol4" fo:font-size="12pt" style:font-name-asian="OpenSymbol4" style:font-size-asian="12pt" style:font-name-complex="OpenSymbol4" style:font-size-complex="12pt"/>
    </style:style>
    <style:style style:name="T122" style:family="text">
      <style:text-properties style:font-name="Bitstream Vera Sans6" fo:font-size="10pt" officeooo:rsid="00768950"/>
    </style:style>
    <style:style style:name="T123" style:family="text">
      <style:text-properties style:font-name="Bitstream Vera Sans6" fo:font-size="10pt" fo:letter-spacing="-0.007cm" fo:text-shadow="none" officeooo:rsid="00768950"/>
    </style:style>
    <style:style style:name="T124" style:family="text">
      <style:text-properties style:font-name="Bitstream Vera Sans6" fo:font-size="10pt" fo:letter-spacing="-0.014cm" fo:text-shadow="none" fo:font-weight="normal" officeooo:rsid="00768950" style:font-weight-asian="normal" style:font-weight-complex="normal"/>
    </style:style>
    <style:style style:name="T125" style:family="text">
      <style:text-properties officeooo:rsid="00502d3e"/>
    </style:style>
    <style:style style:name="T126" style:family="text">
      <style:text-properties style:font-name="OpenSymbol" fo:font-size="10pt" officeooo:rsid="004c26f5" style:font-name-asian="OpenSymbol" style:font-size-asian="10pt" style:font-name-complex="OpenSymbol" style:font-size-complex="10pt"/>
    </style:style>
    <style:style style:name="T127" style:family="text">
      <style:text-properties style:font-name="OpenSymbol" fo:font-size="10pt" fo:font-style="normal" officeooo:rsid="004c26f5" style:font-name-asian="OpenSymbol" style:font-size-asian="10pt" style:font-style-asian="normal" style:font-name-complex="OpenSymbol" style:font-size-complex="10pt" style:font-style-complex="normal"/>
    </style:style>
    <style:style style:name="T128" style:family="text">
      <style:text-properties fo:font-size="10pt" fo:letter-spacing="-0.007cm" fo:text-shadow="none" officeooo:rsid="002d13de" style:font-size-asian="10pt" style:font-size-complex="10pt"/>
    </style:style>
    <style:style style:name="T129" style:family="text">
      <style:text-properties fo:letter-spacing="-0.007cm" fo:text-shadow="none"/>
    </style:style>
    <style:style style:name="T130" style:family="text">
      <style:text-properties fo:letter-spacing="-0.014cm"/>
    </style:style>
    <style:style style:name="T131" style:family="text">
      <style:text-properties fo:letter-spacing="-0.014cm" officeooo:rsid="00546784"/>
    </style:style>
    <style:style style:name="T132" style:family="text">
      <style:text-properties fo:letter-spacing="-0.014cm" fo:text-shadow="none" fo:font-weight="normal" style:font-weight-asian="normal" style:font-weight-complex="normal"/>
    </style:style>
    <style:style style:name="T133" style:family="text">
      <style:text-properties fo:letter-spacing="normal"/>
    </style:style>
    <style:style style:name="T134" style:family="text">
      <style:text-properties fo:letter-spacing="normal" officeooo:rsid="005fd230"/>
    </style:style>
    <style:style style:name="T135" style:family="text">
      <style:text-properties fo:font-weight="normal" officeooo:rsid="004c26f5" style:font-weight-asian="normal" style:font-size-complex="10pt" style:font-weight-complex="normal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officeooo:rsid="00710d5f" style:font-weight-asian="normal" style:font-weight-complex="normal"/>
    </style:style>
    <style:style style:name="T138" style:family="text">
      <style:text-properties fo:color="#b3b3b3" loext:opacity="100%" style:font-name="Bitstream Vera Sans6" fo:font-size="10pt" fo:font-style="normal" officeooo:rsid="009c49e3" fo:background-color="transparent" loext:char-shading-value="0"/>
    </style:style>
    <style:style style:name="T139" style:family="text">
      <style:text-properties fo:font-style="normal" style:text-underline-style="none" fo:font-weight="normal" officeooo:rsid="009c49e3" style:font-weight-asian="normal" style:font-weight-complex="normal"/>
    </style:style>
    <style:style style:name="T140" style:family="text">
      <style:text-properties fo:font-size="9pt" style:font-size-asian="9pt" style:font-size-complex="9pt"/>
    </style:style>
    <style:style style:name="T141" style:family="text">
      <style:text-properties fo:font-size="9pt" officeooo:rsid="00a948a4" style:font-size-asian="9pt" style:font-size-complex="9pt"/>
    </style:style>
    <style:style style:name="T142" style:family="text">
      <style:text-properties officeooo:rsid="00a24c46"/>
    </style:style>
    <style:style style:name="T143" style:family="text">
      <style:text-properties officeooo:rsid="00a2b7be"/>
    </style:style>
    <style:style style:name="T144" style:family="text">
      <style:text-properties officeooo:rsid="0095cff9"/>
    </style:style>
    <style:style style:name="T145" style:family="text">
      <style:text-properties officeooo:rsid="00710d5f"/>
    </style:style>
    <style:style style:name="T146" style:family="text">
      <style:text-properties fo:color="#c9211e" loext:opacity="100%" style:text-position="0% 100%" style:text-underline-style="none" fo:font-weight="normal" style:font-weight-asian="normal" style:font-weight-complex="normal"/>
    </style:style>
    <style:style style:name="T147" style:family="text">
      <style:text-properties fo:color="#c9211e" loext:opacity="100%" style:text-position="0% 100%" style:font-name="Bitstream Vera Sans6" fo:font-size="10pt" style:text-underline-style="none" fo:font-weight="normal" officeooo:rsid="0056e461" style:font-weight-asian="normal" style:font-weight-complex="normal"/>
    </style:style>
    <style:style style:name="T148" style:family="text">
      <style:text-properties fo:color="#c9211e" loext:opacity="100%" style:text-position="0% 100%" style:font-name="Bitstream Vera Sans6" fo:font-size="10pt" style:text-underline-style="none" fo:font-weight="normal" officeooo:rsid="00768950" style:font-weight-asian="normal" style:font-weight-complex="normal"/>
    </style:style>
    <style:style style:name="T149" style:family="text">
      <style:text-properties fo:font-size="9.5pt" style:font-size-asian="9.5pt" style:font-size-complex="9.5pt"/>
    </style:style>
    <style:style style:name="T150" style:family="text">
      <style:text-properties fo:font-size="9.5pt" fo:font-style="normal" fo:font-weight="normal" officeooo:rsid="009c2b7a" style:font-size-asian="9.5pt" style:font-size-complex="9.5pt"/>
    </style:style>
    <style:style style:name="T151" style:family="text">
      <style:text-properties fo:font-weight="bold" officeooo:rsid="00ac0499" style:font-weight-asian="bold" style:font-weight-complex="bold"/>
    </style:style>
    <style:style style:name="T152" style:family="text">
      <style:text-properties fo:font-weight="bold" officeooo:rsid="00710d5f" style:font-weight-asian="bold" style:font-weight-complex="bold"/>
    </style:style>
    <style:style style:name="T153" style:family="text">
      <style:text-properties fo:font-weight="bold" officeooo:rsid="00a2b7be" style:font-weight-asian="bold" style:font-weight-complex="bold"/>
    </style:style>
    <style:style style:name="T154" style:family="text">
      <style:text-properties officeooo:rsid="00ac0499"/>
    </style:style>
    <style:style style:name="T155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5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none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g text:anchor-type="paragraph" draw:z-index="7" draw:name="Forme5" draw:style-name="gr1"><draw:custom-shape draw:style-name="gr2" draw:text-style-name="P76" svg:width="3.964cm" svg:height="0.641cm" draw:transform="skewX (0.00279252680319092) rotate (0.0872664625997165) translate (-0.370416666666667cm -0.0934861111111111cm)"><text:p text:style-name="P75"><text:span text:style-name="T15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8"><draw:text-box fo:min-height="2.743cm"><text:section text:style-name="Sect1" text:name="Section8"><text:p text:style-name="P19"/><text:list xml:id="list1436037366" text:style-name="_5f_Numérotation_20_des_20_exercices_20_livrets"><text:list-header><text:p text:style-name="P61">Range les nombres suivants dans l’ordre croissant.</text:p><text:p text:style-name="P62"><text:span text:style-name="_5f_BVS">5,42</text:span><text:span text:style-name="_5f_BVS"><text:span text:style-name="T122"> </text:span></text:span><text:span text:style-name="_5f_BVS"><text:span text:style-name="T112">×</text:span></text:span><text:span text:style-name="_5f_BVS"><text:span text:style-name="T122"> </text:span></text:span><text:span text:style-name="_5f_BVS">10⁷ <text:s text:c="3"/>5,6</text:span><text:span text:style-name="_5f_BVS"><text:span text:style-name="T122"> </text:span></text:span><text:span text:style-name="_5f_BVS"><text:span text:style-name="T112">×</text:span></text:span><text:span text:style-name="_5f_BVS"><text:span text:style-name="T122"> </text:span></text:span><text:span text:style-name="_5f_BVS">10⁵ <text:s text:c="3"/>8,5</text:span><text:span text:style-name="_5f_BVS"><text:span text:style-name="T122"> </text:span></text:span><text:span text:style-name="_5f_BVS"><text:span text:style-name="T112">×</text:span></text:span><text:span text:style-name="_5f_BVS"><text:span text:style-name="T122"> </text:span></text:span><text:span text:style-name="_5f_BVS">10⁵</text:span><text:span text:style-name="_5f_BVS"><text:span text:style-name="T132"> <text:s text:c="3"/>8,45</text:span></text:span><text:span text:style-name="_5f_BVS"><text:span text:style-name="T124"> </text:span></text:span><text:span text:style-name="_5f_BVS"><text:span text:style-name="T114">×</text:span></text:span><text:span text:style-name="_5f_BVS"><text:span text:style-name="T124"> </text:span></text:span><text:span text:style-name="_5f_BVS"><text:span text:style-name="T132">10²</text:span></text:span></text:p><text:p text:style-name="P42"><text:span text:style-name="Bold_5f_niv2">Correction</text:span></text:p></text:list-header></text:list><text:list xml:id="list2636870597" text:style-name="Enonce1"><text:list-item><text:p text:style-name="P63"><text:span text:style-name="T77">Pour </text:span><text:span text:style-name="T81">comparer</text:span><text:span text:style-name="T77"> de</text:span><text:span text:style-name="T78">ux</text:span><text:span text:style-name="T77"> nombres en notation scientifique, on compare d’abord les </text:span><text:span text:style-name="T81">exposants</text:span><text:span text:style-name="T77"> des puissances de 10.</text:span></text:p></text:list-item></text:list><text:list xml:id="list224205795403768" text:continue-list="list1436037366" text:style-name="_5f_Numérotation_20_des_20_exercices_20_livrets"><text:list-header><text:p text:style-name="P65"><text:span text:style-name="T77">7 </text:span><text:span text:style-name="_5f_Symbole"><text:span text:style-name="T37"></text:span></text:span><text:span text:style-name="T76"> 5 donc </text:span><text:span text:style-name="_5f_BVS"><text:span text:style-name="T21">10⁷ </text:span></text:span><text:span text:style-name="_5f_Symbole"><text:span text:style-name="T37"></text:span></text:span><text:span text:style-name="_5f_BVS"><text:span text:style-name="T15"> </text:span></text:span><text:span text:style-name="_5f_BVS"><text:span text:style-name="T21">10⁵.</text:span></text:span></text:p><text:p text:style-name="P66">D’où : <text:span text:style-name="_5f_BVS"><text:span text:style-name="T125">5,42</text:span></text:span><text:span text:style-name="_5f_BVS"><text:span text:style-name="T122"> </text:span></text:span><text:span text:style-name="_5f_BVS"><text:span text:style-name="T112">×</text:span></text:span><text:span text:style-name="_5f_BVS"><text:span text:style-name="T122"> </text:span></text:span><text:span text:style-name="_5f_BVS"><text:span text:style-name="T125">10⁷</text:span></text:span><text:span text:style-name="_5f_BVS"><text:span text:style-name="T90"> </text:span></text:span><text:span text:style-name="_5f_Symbole"><text:span text:style-name="T126"></text:span></text:span><text:span text:style-name="_5f_BVS"><text:span text:style-name="T89"> </text:span></text:span><text:span text:style-name="_5f_BVS"><text:span text:style-name="T125">5,6 </text:span></text:span><text:span text:style-name="_5f_BVS"><text:span text:style-name="T122"> </text:span></text:span><text:span text:style-name="_5f_BVS"><text:span text:style-name="T112">×</text:span></text:span><text:span text:style-name="_5f_BVS"><text:span text:style-name="T122"> </text:span></text:span><text:span text:style-name="_5f_BVS"><text:span text:style-name="T125">10⁵</text:span></text:span> </text:p></text:list-header></text:list><text:list xml:id="list224206802569219" text:continue-list="list2636870597" text:style-name="Enonce1"><text:list-item><text:p text:style-name="P64"><text:span text:style-name="T78">S</text:span><text:span text:style-name="T79">i les deux nombres</text:span><text:span text:style-name="T78"> ont</text:span><text:span text:style-name="T77"> le même exposant </text:span><text:span text:style-name="T78">pour </text:span><text:span text:style-name="T79">la puissance de </text:span><text:span text:style-name="T78">10</text:span><text:span text:style-name="T77">, on compare alors l</text:span><text:span text:style-name="T80">es</text:span><text:span text:style-name="T77"> </text:span><text:span text:style-name="T81">valeur</text:span><text:span text:style-name="T83">s</text:span><text:span text:style-name="T81"> </text:span><text:span text:style-name="T82">numérique</text:span><text:span text:style-name="T83">s</text:span><text:span text:style-name="T82"> </text:span><text:span text:style-name="T77">de ces deux nombres.</text:span></text:p></text:list-item></text:list><text:list xml:id="list224206772115029" text:continue-list="list224205795403768" text:style-name="_5f_Numérotation_20_des_20_exercices_20_livrets"><text:list-header><text:p text:style-name="P65"><text:span text:style-name="T77">5,</text:span><text:span text:style-name="T76">6</text:span><text:span text:style-name="T77"> </text:span><text:span text:style-name="_5f_Symbole"><text:span text:style-name="T38"></text:span></text:span><text:span text:style-name="T76"> 8,5 donc</text:span><text:span text:style-name="_5f_BVS"><text:span text:style-name="T21"> </text:span></text:span><text:span text:style-name="_5f_BVS"><text:span text:style-name="T22">5,6 </text:span></text:span><text:span text:style-name="_5f_BVS"><text:span text:style-name="T9"> </text:span></text:span><text:span text:style-name="_5f_BVS"><text:span text:style-name="T34">×</text:span></text:span><text:span text:style-name="_5f_BVS"><text:span text:style-name="T9"> </text:span></text:span><text:span text:style-name="_5f_BVS"><text:span text:style-name="T22">10⁵</text:span></text:span><text:span text:style-name="_5f_BVS"><text:span text:style-name="T77"> </text:span></text:span><text:span text:style-name="_5f_Symbole"><text:span text:style-name="T38"></text:span></text:span><text:span text:style-name="_5f_BVS"><text:span text:style-name="T76"> </text:span></text:span><text:span text:style-name="_5f_BVS"><text:span text:style-name="T22">8,5</text:span></text:span><text:span text:style-name="_5f_BVS"><text:span text:style-name="T9"> </text:span></text:span><text:span text:style-name="_5f_BVS"><text:span text:style-name="T34">×</text:span></text:span><text:span text:style-name="_5f_BVS"><text:span text:style-name="T9"> </text:span></text:span><text:span text:style-name="_5f_BVS"><text:span text:style-name="T22">10⁵</text:span></text:span></text:p></text:list-header></text:list><text:p text:style-name="P67">Ainsi :</text:p><text:p text:style-name="P68"><text:span text:style-name="_5f_BVS"><text:span text:style-name="T129">8,45</text:span></text:span><text:span text:style-name="_5f_BVS"><text:span text:style-name="T123"> </text:span></text:span><text:span text:style-name="_5f_BVS"><text:span text:style-name="T113">×</text:span></text:span><text:span text:style-name="_5f_BVS"><text:span text:style-name="T123"> </text:span></text:span><text:span text:style-name="_5f_BVS"><text:span text:style-name="T129">10²</text:span></text:span><text:span text:style-name="_5f_BVS"><text:span text:style-name="T91"> </text:span></text:span><text:span text:style-name="_5f_Symbole"><text:span text:style-name="T128"></text:span></text:span><text:span text:style-name="_5f_BVS"><text:span text:style-name="T92"> </text:span></text:span><text:span text:style-name="_5f_BVS"><text:span text:style-name="T129">5,6</text:span></text:span><text:span text:style-name="_5f_BVS"><text:span text:style-name="T123"> </text:span></text:span><text:span text:style-name="_5f_BVS"><text:span text:style-name="T113">×</text:span></text:span><text:span text:style-name="_5f_BVS"><text:span text:style-name="T123"> </text:span></text:span><text:span text:style-name="_5f_BVS"><text:span text:style-name="T129">10⁵</text:span></text:span><text:span text:style-name="_5f_BVS"><text:span text:style-name="T91"> </text:span></text:span><text:span text:style-name="_5f_Symbole"><text:span text:style-name="T128"></text:span></text:span><text:span text:style-name="_5f_BVS"><text:span text:style-name="T92"> </text:span></text:span><text:span text:style-name="_5f_BVS"><text:span text:style-name="T129">8,5</text:span></text:span><text:span text:style-name="_5f_BVS"><text:span text:style-name="T123"> </text:span></text:span><text:span text:style-name="_5f_BVS"><text:span text:style-name="T113">×</text:span></text:span><text:span text:style-name="_5f_BVS"><text:span text:style-name="T123"> </text:span></text:span><text:span text:style-name="_5f_BVS"><text:span text:style-name="T129">10⁵</text:span></text:span><text:span text:style-name="_5f_BVS"><text:span text:style-name="T91"> </text:span></text:span><text:span text:style-name="_5f_Symbole"><text:span text:style-name="T128"></text:span></text:span><text:span text:style-name="_5f_BVS"><text:span text:style-name="T92"> </text:span></text:span><text:span text:style-name="_5f_BVS"><text:span text:style-name="T129">5,42</text:span></text:span><text:span text:style-name="_5f_BVS"><text:span text:style-name="T123"> </text:span></text:span><text:span text:style-name="_5f_BVS"><text:span text:style-name="T113">×</text:span></text:span><text:span text:style-name="_5f_BVS"><text:span text:style-name="T123"> </text:span></text:span><text:span text:style-name="_5f_BVS"><text:span text:style-name="T129">10⁷</text:span></text:span></text:p></text:section></draw:text-box></draw:frame></text:p>
      <text:list xml:id="list3445770253" text:style-name="Num_5f_Exo">
        <text:list-item>
          <text:h text:style-name="P33" text:outline-level="1"> <text:span text:style-name="T117">Complète avec le symbole qui convient </text:span><text:span text:style-name="_5f_Symbole"><text:span text:style-name="T39"></text:span></text:span><text:span text:style-name="T117"> ou </text:span><text:span text:style-name="_5f_Symbole"><text:span text:style-name="T37"></text:span></text:span><text:span text:style-name="_5f_Symbole"><text:span text:style-name="T117">.</text:span></text:span></text:h>
        </text:list-item>
      </text:list>
      <text:list xml:id="list3670748730" text:style-name="liste_5f_abc">
        <text:list-item>
          <text:p text:style-name="P54"><text:span text:style-name="T26">1,57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T26">10⁵ </text:span><text:span text:style-name="_5f_Caractères_5f_correction"><text:span text:style-name="T26"><text:s/></text:span></text:span><text:span text:style-name="_5f_Caractères_5f_correction"><text:span text:style-name="T20"> </text:span></text:span><text:span text:style-name="T26">2,65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T26">10³</text:span></text:p>
        </text:list-item>
        <text:list-item>
          <text:p text:style-name="P55">1,45<text:span text:style-name="_5f_BVS"><text:span text:style-name="T122"> </text:span></text:span><text:span text:style-name="_5f_BVS"><text:span text:style-name="T112">×</text:span></text:span><text:span text:style-name="_5f_BVS"><text:span text:style-name="T122"> </text:span></text:span>10⁸ <text:span text:style-name="_5f_Caractères_5f_correction"><text:span text:style-name="T136"><text:s/></text:span></text:span><text:span text:style-name="_5f_Caractères_5f_correction"><text:span text:style-name="T135"> <text:s/></text:span></text:span><text:span text:style-name="T136">1</text:span>,4<text:span text:style-name="_5f_BVS"><text:span text:style-name="T122"> </text:span></text:span><text:span text:style-name="_5f_BVS"><text:span text:style-name="T112">×</text:span></text:span><text:span text:style-name="_5f_BVS"><text:span text:style-name="T122"> </text:span></text:span>10⁸</text:p>
        </text:list-item>
        <text:list-item>
          <text:p text:style-name="P55"><text:span text:style-name="_5f_signe"><text:span text:style-name="T127">─</text:span></text:span>6,14<text:span text:style-name="_5f_BVS"><text:span text:style-name="T122"> </text:span></text:span><text:span text:style-name="_5f_BVS"><text:span text:style-name="T112">×</text:span></text:span><text:span text:style-name="_5f_BVS"><text:span text:style-name="T122"> </text:span></text:span>10⁵ <text:span text:style-name="_5f_Caractères_5f_correction"><text:s/></text:span><text:span text:style-name="_5f_Caractères_5f_correction"><text:span text:style-name="T135"> <text:s/></text:span></text:span><text:span text:style-name="_5f_signe"><text:span text:style-name="T127">─</text:span></text:span>7,3<text:span text:style-name="_5f_BVS"><text:span text:style-name="T122"> </text:span></text:span><text:span text:style-name="_5f_BVS"><text:span text:style-name="T112">×</text:span></text:span><text:span text:style-name="_5f_BVS"><text:span text:style-name="T122"> </text:span></text:span>10⁸</text:p>
        </text:list-item>
        <text:list-item>
          <text:p text:style-name="P56"><text:span text:style-name="T8">3,75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T8">10⁴ </text:span><text:span text:style-name="_5f_Caractères_5f_correction"><text:span text:style-name="T16"><text:s/></text:span></text:span><text:span text:style-name="_5f_Caractères_5f_correction"><text:span text:style-name="T40"></text:span></text:span><text:span text:style-name="_5f_Caractères_5f_correction"><text:span text:style-name="T17"> </text:span></text:span><text:span text:style-name="_5f_Caractères_5f_correction"><text:span text:style-name="T20"><text:s/></text:span></text:span><text:span text:style-name="_5f_pointillés_20_gris"><text:span text:style-name="T25"><text:s/></text:span></text:span><text:span text:style-name="T8">3,751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T8">10⁴</text:span></text:p>
        </text:list-item>
        <text:list-item>
          <text:p text:style-name="P57"><text:span text:style-name="T8">9,27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T8">10⁶ </text:span><text:span text:style-name="_5f_pointillés_20_gris"><text:span text:style-name="T25"><text:s/></text:span></text:span><text:span text:style-name="_5f_Caractères_5f_correction"><text:span text:style-name="T40"></text:span></text:span><text:span text:style-name="_5f_Caractères_5f_correction"><text:span text:style-name="T17"> </text:span></text:span><text:span text:style-name="_5f_Caractères_5f_correction"><text:span text:style-name="T20"><text:s/></text:span></text:span><text:span text:style-name="_5f_pointillés_20_gris"><text:span text:style-name="T25"><text:s/></text:span></text:span><text:span text:style-name="T8">9,4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T8">10⁶</text:span></text:p>
        </text:list-item>
      </text:list>
      <text:list xml:id="list224205067502812" text:continue-list="list3445770253" text:style-name="Num_5f_Exo">
        <text:list-item>
          <text:h text:style-name="P35" text:outline-level="1"><text:span text:style-name="T118"> </text:span><text:span text:style-name="T131">Range dans l’ordre croissant </text:span><text:span text:style-name="T130">les nombres suivants.</text:span></text:h>
        </text:list-item>
      </text:list>
      <text:p text:style-name="P22">3,45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⁶ <text:s text:c="5"/>4,5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⁸ <text:s text:c="5"/>7,8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³ <text:s text:c="5"/>9,2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⁵</text:p>
      <text:p text:style-name="P23"><text:span text:style-name="_5f_pointillés_20_gris"><text:s/></text:span><text:span text:style-name="_5f_Caractères_5f_correction">7,8</text:span><text:span text:style-name="_5f_Caractères_5f_correction"><text:span text:style-name="T29"> × </text:span></text:span><text:span text:style-name="_5f_Caractères_5f_correction">10³ &lt; 9,2</text:span><text:span text:style-name="_5f_Caractères_5f_correction"><text:span text:style-name="T29"> × </text:span></text:span><text:span text:style-name="_5f_Caractères_5f_correction">10⁵ &lt; 3,45</text:span><text:span text:style-name="_5f_Caractères_5f_correction"><text:span text:style-name="T29"> × </text:span></text:span><text:span text:style-name="_5f_Caractères_5f_correction">10⁶ &lt; <text:s/>4,5</text:span><text:span text:style-name="_5f_Caractères_5f_correction"><text:span text:style-name="T29"> × </text:span></text:span><text:span text:style-name="_5f_Caractères_5f_correction">10⁸ <text:s/></text:span><text:span text:style-name="_5f_pointillés_20_gris"><text:s/></text:span></text:p>
      <text:list xml:id="list224204969440283" text:continue-numbering="true" text:style-name="Num_5f_Exo">
        <text:list-item>
          <text:h text:style-name="P36" text:outline-level="1"><text:span text:style-name="T119"> </text:span><text:span text:style-name="T134">Range dans l’ordre décroissant </text:span><text:span text:style-name="T133">les nombres suivants.</text:span></text:h>
        </text:list-item>
      </text:list>
      <text:p text:style-name="P22">1,25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⁹ <text:s text:c="2"/>1,251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⁸ <text:s text:c="2"/>1,249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⁹ <text:s text:c="2"/>1,24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⁸</text:p>
      <text:p text:style-name="P30"><text:span text:style-name="_5f_Caractères_5f_correction"><text:span text:style-name="T149">1,25</text:span></text:span><text:span text:style-name="_5f_Caractères_5f_correction"><text:span text:style-name="T48"> × </text:span></text:span><text:span text:style-name="_5f_Caractères_5f_correction"><text:span text:style-name="T149">10⁹ &gt; 1,249</text:span></text:span><text:span text:style-name="_5f_Caractères_5f_correction"><text:span text:style-name="T48"> × </text:span></text:span><text:span text:style-name="_5f_Caractères_5f_correction"><text:span text:style-name="T149">10⁹ &gt; 1,251</text:span></text:span><text:span text:style-name="_5f_Caractères_5f_correction"><text:span text:style-name="T48"> × </text:span></text:span><text:span text:style-name="_5f_Caractères_5f_correction"><text:span text:style-name="T149">10⁸ </text:span></text:span><text:span text:style-name="_5f_Caractères_5f_correction"><text:span text:style-name="T150">&gt; 1,24</text:span></text:span><text:span text:style-name="_5f_Caractères_5f_correction"><text:span text:style-name="T49"> × </text:span></text:span><text:span text:style-name="_5f_Caractères_5f_correction"><text:span text:style-name="T150">10⁸</text:span></text:span></text:p>
      <text:list xml:id="list224206754430451" text:continue-numbering="true" text:style-name="Num_5f_Exo">
        <text:list-item>
          <text:h text:style-name="P37" text:outline-level="1"> Encadre les nombres suivants par deux puissances de 10 d’exposants consécutifs.</text:h>
        </text:list-item>
      </text:list>
      <text:list xml:id="list224205693075626" text:continue-list="list3670748730" text:style-name="liste_5f_abc">
        <text:list-item text:start-value="1">
          <text:p text:style-name="P58"><text:tab/><text:span text:style-name="_5f_Caractères_5f_correction"><text:span text:style-name="T116">10</text:span></text:span><text:span text:style-name="_5f_Caractères_5f_correction"><text:span text:style-name="T50">17</text:span></text:span> <text:span text:style-name="T121"></text:span> 3,5 <text:span text:style-name="T110">×</text:span> <text:span text:style-name="T116">10</text:span><text:span text:style-name="T50">17</text:span> <text:span text:style-name="T121"></text:span> <text:span text:style-name="_5f_pointillés_20_gris"> </text:span><text:span text:style-name="_5f_Caractères_5f_correction"><text:span text:style-name="T116">10</text:span></text:span><text:span text:style-name="_5f_Caractères_5f_correction"><text:span text:style-name="T50">1</text:span></text:span><text:span text:style-name="_5f_Caractères_5f_correction"><text:span text:style-name="T66">8</text:span></text:span></text:p>
        </text:list-item>
        <text:list-item>
          <text:p text:style-name="P59"><text:tab/><text:span text:style-name="_5f_Caractères_5f_correction"><text:span text:style-name="T15">10</text:span></text:span><text:span text:style-name="_5f_Caractères_5f_correction"><text:span text:style-name="T64">–</text:span></text:span><text:span text:style-name="_5f_Caractères_5f_correction"><text:span text:style-name="T50">6</text:span></text:span> <text:span text:style-name="T121"></text:span> 2,5 <text:span text:style-name="T110">×</text:span> <text:span text:style-name="T15">10</text:span><text:span text:style-name="_5f_signe"><text:span text:style-name="T97">–</text:span></text:span><text:span text:style-name="T50">6</text:span> <text:span text:style-name="T121"></text:span> <text:span text:style-name="_5f_pointillés_20_gris"> </text:span><text:span text:style-name="_5f_Caractères_5f_correction"><text:span text:style-name="T15">10</text:span></text:span><text:span text:style-name="_5f_Caractères_5f_correction"><text:span text:style-name="T64">–</text:span></text:span><text:span text:style-name="_5f_Caractères_5f_correction"><text:span text:style-name="T54">5</text:span></text:span></text:p>
        </text:list-item>
        <text:list-item>
          <text:p text:style-name="P60"><text:tab/><text:span text:style-name="_5f_Caractères_5f_correction"><text:span text:style-name="T116">10</text:span></text:span><text:span text:style-name="_5f_Caractères_5f_correction"><text:span text:style-name="T64">–</text:span></text:span><text:span text:style-name="_5f_Caractères_5f_correction"><text:span text:style-name="T50">1</text:span></text:span><text:span text:style-name="_5f_Caractères_5f_correction"><text:span text:style-name="T51">4</text:span></text:span> <text:span text:style-name="T121"></text:span> 344,5 <text:span text:style-name="T110">×</text:span> <text:span text:style-name="T116">10</text:span><text:span text:style-name="_5f_signe"><text:span text:style-name="T97">–</text:span></text:span><text:span text:style-name="T50">16</text:span> <text:span text:style-name="T121"></text:span> <text:span text:style-name="_5f_pointillés_20_gris"><text:span text:style-name="T138"> </text:span></text:span><text:span text:style-name="_5f_Caractères_5f_correction"><text:span text:style-name="T139">10</text:span></text:span><text:span text:style-name="_5f_Caractères_5f_correction"><text:span text:style-name="T64">–</text:span></text:span><text:span text:style-name="_5f_Caractères_5f_correction"><text:span text:style-name="T66">1</text:span></text:span><text:span text:style-name="_5f_Caractères_5f_correction"><text:span text:style-name="T67">3</text:span></text:span></text:p>
        </text:list-item>
        <text:list-item>
          <text:p text:style-name="P60"><text:span text:style-name="_5f_pointillés_20_gris"><text:span text:style-name="T115"><text:tab/></text:span></text:span><text:span text:style-name="_5f_Caractères_5f_correction"><text:span text:style-name="T116">10</text:span></text:span><text:span text:style-name="_5f_Caractères_5f_correction"><text:span text:style-name="T50">1</text:span></text:span><text:span text:style-name="_5f_Caractères_5f_correction"><text:span text:style-name="T51">2</text:span></text:span><text:span text:style-name="T115"> </text:span><text:span text:style-name="T120"></text:span><text:span text:style-name="T115"> 0,004 5 </text:span><text:span text:style-name="T111">×</text:span><text:span text:style-name="T115"> </text:span><text:span text:style-name="T116">10</text:span><text:span text:style-name="T50">15</text:span><text:span text:style-name="T15"> </text:span><text:span text:style-name="T14"></text:span><text:span text:style-name="T15"> </text:span><text:span text:style-name="_5f_pointillés_20_gris"><text:span text:style-name="T15"> </text:span></text:span><text:span text:style-name="_5f_Caractères_5f_correction"><text:span text:style-name="T15">10</text:span></text:span><text:span text:style-name="_5f_Caractères_5f_correction"><text:span text:style-name="T50">1</text:span></text:span><text:span text:style-name="_5f_Caractères_5f_correction"><text:span text:style-name="T51">3</text:span></text:span></text:p>
        </text:list-item>
        <text:list-item>
          <text:p text:style-name="P60"><text:span text:style-name="_5f_pointillés_20_gris"><text:span text:style-name="T15"><text:s/></text:span></text:span><text:span text:style-name="_5f_Caractères_5f_correction"><text:span text:style-name="T15"><text:s/>10</text:span></text:span><text:span text:style-name="_5f_Caractères_5f_correction"><text:span text:style-name="T64">–</text:span></text:span><text:span text:style-name="_5f_Caractères_5f_correction"><text:span text:style-name="T100">4</text:span></text:span><text:span text:style-name="_5f_Caractères_5f_correction"><text:span text:style-name="T15"> </text:span></text:span><text:span text:style-name="_5f_pointillés_20_gris"><text:span text:style-name="T85"></text:span></text:span><text:span text:style-name="_5f_pointillés_20_gris"><text:span text:style-name="T146"> </text:span></text:span><text:span text:style-name="_5f_pointillés_20_gris"><text:span text:style-name="T147">6,14</text:span></text:span><text:span text:style-name="_5f_BVS"><text:span text:style-name="T148"> </text:span></text:span><text:span text:style-name="_5f_BVS"><text:span text:style-name="T35">×</text:span></text:span><text:span text:style-name="_5f_BVS"><text:span text:style-name="T10"> </text:span></text:span><text:span text:style-name="_5f_pointillés_20_gris"><text:span text:style-name="T75">10</text:span></text:span><text:span text:style-name="_5f_signe"><text:span text:style-name="T97">–</text:span></text:span><text:span text:style-name="_5f_pointillés_20_gris"><text:span text:style-name="T95">4</text:span></text:span><text:span text:style-name="_5f_pointillés_20_gris"><text:span text:style-name="T75"> </text:span></text:span><text:span text:style-name="_5f_pointillés_20_gris"><text:span text:style-name="T85"></text:span></text:span><text:span text:style-name="_5f_pointillés_20_gris"><text:span text:style-name="T75"> </text:span></text:span><text:span text:style-name="_5f_pointillés_20_gris"><text:span text:style-name="T15"> </text:span></text:span><text:span text:style-name="_5f_Caractères_5f_correction"><text:span text:style-name="T15">10</text:span></text:span><text:span text:style-name="_5f_Caractères_5f_correction"><text:span text:style-name="T64">–</text:span></text:span><text:span text:style-name="_5f_Caractères_5f_correction"><text:span text:style-name="T100">3</text:span></text:span></text:p>
        </text:list-item>
      </text:list>
      <text:list xml:id="list224205729061020" text:continue-list="list224206754430451" text:style-name="Num_5f_Exo">
        <text:list-item>
          <text:h text:style-name="P38" text:outline-level="1"> Donne un ordre de grandeur des expressions suivantes.</text:h>
        </text:list-item>
      </text:list>
      <text:list xml:id="list224205760826080" text:continue-list="list224205693075626" text:style-name="liste_5f_abc">
        <text:list-item>
          <text:list>
            <text:list-item>
              <text:list>
                <text:list-item text:start-value="1">
                  <text:p text:style-name="P44"><text:span text:style-name="T27">3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T26">10</text:span><text:span text:style-name="T56">13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BVS"><text:span text:style-name="T12">2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BVS"><text:span text:style-name="T13">10</text:span></text:span><text:span text:style-name="_5f_BVS"><text:span text:style-name="T63">9</text:span></text:span></text:p>
                </text:list-item>
              </text:list>
            </text:list-item>
          </text:list>
        </text:list-item>
      </text:list>
      <text:list xml:id="list224205989127320" text:continue-list="list224206772115029" text:style-name="_5f_Numérotation_20_des_20_exercices_20_livrets">
        <text:list-item>
          <text:list>
            <text:list-item>
              <text:list>
                <text:list-header>
                  <text:p text:style-name="P48"><text:span text:style-name="_5f_Caractères_5f_correction"><text:span text:style-name="T44"><text:s text:c="2"/>6</text:span></text:span><text:span text:style-name="_5f_Caractères_5f_correction"><text:span text:style-name="T29"> × </text:span></text:span><text:span text:style-name="_5f_Caractères_5f_correction"><text:span text:style-name="T28">10</text:span></text:span><text:span text:style-name="_5f_Caractères_5f_correction"><text:span text:style-name="T68">22 <text:s/></text:span></text:span><text:span text:style-name="_5f_Caractères_5f_correction"><text:span text:style-name="T44">(exact)</text:span></text:span></text:p>
                </text:list-header>
              </text:list>
            </text:list-item>
          </text:list>
        </text:list-item>
      </text:list>
      <text:list xml:id="list224205222347717" text:continue-list="list224205760826080" text:style-name="liste_5f_abc">
        <text:list-item>
          <text:list>
            <text:list-item>
              <text:list>
                <text:list-item>
                  <text:p text:style-name="P46"><text:span text:style-name="T28">4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T26">10</text:span><text:span text:style-name="_5f_signe"><text:span text:style-name="T96">─</text:span></text:span><text:span text:style-name="_5f_pointillés_20_gris"><text:span text:style-name="T93">2</text:span></text:span><text:span text:style-name="_5f_BVS"><text:span text:style-name="T11"> </text:span></text:span><text:span text:style-name="_5f_Symbole"><text:span text:style-name="T86"></text:span></text:span><text:span text:style-name="_5f_BVS"><text:span text:style-name="T11"> </text:span></text:span><text:span text:style-name="_5f_BVS"><text:span text:style-name="T13">6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BVS"><text:span text:style-name="T13">10</text:span></text:span><text:span text:style-name="_5f_BVS"><text:span text:style-name="T63">5</text:span></text:span></text:p>
                </text:list-item>
              </text:list>
            </text:list-item>
          </text:list>
        </text:list-item>
      </text:list>
      <text:list xml:id="list224205956443230" text:continue-list="list224205989127320" text:style-name="_5f_Numérotation_20_des_20_exercices_20_livrets">
        <text:list-item>
          <text:list>
            <text:list-item>
              <text:list>
                <text:list-header>
                  <text:p text:style-name="P50"><text:span text:style-name="_5f_Caractères_5f_correction"><text:span text:style-name="T29"> </text:span></text:span><text:span text:style-name="_5f_Caractères_5f_correction"><text:span text:style-name="T28">6</text:span></text:span><text:span text:style-name="_5f_Caractères_5f_correction"><text:span text:style-name="T29"> × </text:span></text:span><text:span text:style-name="_5f_Caractères_5f_correction"><text:span text:style-name="T28">10</text:span></text:span><text:span text:style-name="_5f_Caractères_5f_correction"><text:span text:style-name="T58">5 </text:span></text:span></text:p>
                  <text:p text:style-name="P50"><text:span text:style-name="_5f_Caractères_5f_correction"><text:span text:style-name="T44">(approché, car </text:span></text:span><text:span text:style-name="_5f_Caractères_5f_correction"><text:span text:style-name="T45">4</text:span></text:span><text:span text:style-name="_5f_Caractères_5f_correction"><text:span text:style-name="T23"> × </text:span></text:span><text:span text:style-name="_5f_Caractères_5f_correction"><text:span text:style-name="T46">10</text:span></text:span><text:span text:style-name="_5f_Caractères_5f_correction"><text:span text:style-name="T65">─</text:span></text:span><text:span text:style-name="_5f_Caractères_5f_correction"><text:span text:style-name="T55">2 </text:span></text:span><text:span text:style-name="_5f_Caractères_5f_correction"><text:span text:style-name="T24">est négligeable</text:span></text:span><text:span text:style-name="_5f_Caractères_5f_correction"><text:span text:style-name="T44"> )</text:span></text:span></text:p>
                </text:list-header>
              </text:list>
            </text:list-item>
          </text:list>
        </text:list-item>
      </text:list>
      <text:list xml:id="list224204958542754" text:continue-list="list224205222347717" text:style-name="liste_5f_abc">
        <text:list-item>
          <text:list>
            <text:list-item>
              <text:list>
                <text:list-item>
                  <text:p text:style-name="P47"><draw:frame draw:style-name="fr4" draw:name="Objet7" text:anchor-type="as-char" svg:width="1.529cm" svg:height="0.96cm" draw:z-index="3"><draw:object xlink:href="./Object 17" xlink:type="simple" xlink:show="embed" xlink:actuate="onLoad"/><draw:image xlink:href="./ObjectReplacements/Object 17" xlink:type="simple" xlink:show="embed" xlink:actuate="onLoad"/></draw:frame></text:p>
                </text:list-item>
              </text:list>
            </text:list-item>
          </text:list>
        </text:list-item>
      </text:list>
      <text:list xml:id="list224205889898985" text:continue-list="list224205956443230" text:style-name="_5f_Numérotation_20_des_20_exercices_20_livrets">
        <text:list-item>
          <text:list>
            <text:list-item>
              <text:list>
                <text:list-header>
                  <text:p text:style-name="P49"><text:span text:style-name="_5f_Caractères_5f_correction"><text:span text:style-name="T44"><text:s/></text:span></text:span><text:span text:style-name="_5f_Caractères_5f_correction"><text:span text:style-name="T87">9</text:span></text:span><text:span text:style-name="_5f_Caractères_5f_correction"><text:span text:style-name="T29"> × </text:span></text:span><text:span text:style-name="_5f_Caractères_5f_correction"><text:span text:style-name="T28">10</text:span></text:span><text:span text:style-name="_5f_Caractères_5f_correction"><text:span text:style-name="T58">– </text:span></text:span><text:span text:style-name="_5f_Caractères_5f_correction"><text:span text:style-name="T57">2</text:span></text:span><text:span text:style-name="_5f_Caractères_5f_correction"><text:span text:style-name="T68"> <text:s/></text:span></text:span><text:span text:style-name="_5f_Caractères_5f_correction"><text:span text:style-name="T44">(exact)</text:span></text:span></text:p>
                </text:list-header>
              </text:list>
            </text:list-item>
          </text:list>
        </text:list-item>
      </text:list>
      <text:list xml:id="list224205256082288" text:continue-list="list224205729061020" text:style-name="Num_5f_Exo">
        <text:list-item>
          <text:h text:style-name="P39" text:outline-level="1"> Écris, dans chaque cas, les deux nombres en notation scientifique puis compare-les.</text:h>
        </text:list-item>
      </text:list>
      <text:list xml:id="list224206984452019" text:continue-list="list224204958542754" text:style-name="liste_5f_abc">
        <text:list-item>
          <text:list>
            <text:list-item>
              <text:list>
                <text:list-item text:start-value="1">
                  <text:p text:style-name="P44">1 875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⁴ et 17 480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³</text:p>
                </text:list-item>
              </text:list>
            </text:list-item>
          </text:list>
        </text:list-item>
      </text:list>
      <text:list xml:id="list224205389742266" text:continue-list="list224205889898985" text:style-name="_5f_Numérotation_20_des_20_exercices_20_livrets">
        <text:list-item>
          <text:list>
            <text:list-item>
              <text:list>
                <text:list-header>
                  <text:p text:style-name="P51"><text:span text:style-name="_5f_Caractères_5f_correction">1,875</text:span><text:span text:style-name="_5f_Caractères_5f_correction"><text:span text:style-name="T29"> × </text:span></text:span><text:span text:style-name="_5f_Caractères_5f_correction">10</text:span><text:span text:style-name="_5f_Caractères_5f_correction"><text:span text:style-name="T70">7 <text:s/></text:span></text:span><text:span text:style-name="_5f_Caractères_5f_correction"><text:s/>et <text:s text:c="2"/>1,748</text:span><text:span text:style-name="_5f_Caractères_5f_correction"><text:span text:style-name="T29"> × </text:span></text:span><text:span text:style-name="_5f_Caractères_5f_correction">10</text:span><text:span text:style-name="_5f_Caractères_5f_correction"><text:span text:style-name="T73">7</text:span></text:span></text:p>
                  <text:p text:style-name="P53"><text:span text:style-name="_5f_Caractères_5f_correction">1,875</text:span><text:span text:style-name="_5f_Caractères_5f_correction"><text:span text:style-name="T29"> × </text:span></text:span><text:span text:style-name="_5f_Caractères_5f_correction">10</text:span><text:span text:style-name="_5f_Caractères_5f_correction"><text:span text:style-name="T70">7</text:span></text:span><text:span text:style-name="_5f_Caractères_5f_correction"> &gt; 1,748</text:span><text:span text:style-name="_5f_Caractères_5f_correction"><text:span text:style-name="T29"> × </text:span></text:span><text:span text:style-name="_5f_Caractères_5f_correction">10</text:span><text:span text:style-name="_5f_Caractères_5f_correction"><text:span text:style-name="T73">7</text:span></text:span></text:p>
                </text:list-header>
              </text:list>
            </text:list-item>
          </text:list>
        </text:list-item>
      </text:list>
      <text:list xml:id="list224206801237415" text:continue-list="list224206984452019" text:style-name="liste_5f_abc">
        <text:list-item>
          <text:list>
            <text:list-item>
              <text:list>
                <text:list-item>
                  <text:p text:style-name="P45">1 200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³ et 0,12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10⁶</text:p>
                </text:list-item>
              </text:list>
            </text:list-item>
          </text:list>
        </text:list-item>
      </text:list>
      <text:list xml:id="list224206096872667" text:continue-list="list224205389742266" text:style-name="_5f_Numérotation_20_des_20_exercices_20_livrets">
        <text:list-item>
          <text:list>
            <text:list-item>
              <text:list>
                <text:list-header>
                  <text:p text:style-name="P51"><text:span text:style-name="_5f_Caractères_5f_correction">1,2</text:span><text:span text:style-name="_5f_Caractères_5f_correction"><text:span text:style-name="T29"> × </text:span></text:span><text:span text:style-name="_5f_Caractères_5f_correction">10</text:span><text:span text:style-name="_5f_Caractères_5f_correction"><text:span text:style-name="T98">6</text:span></text:span><text:span text:style-name="_5f_Caractères_5f_correction"> et 1,2</text:span><text:span text:style-name="_5f_Caractères_5f_correction"><text:span text:style-name="T29"> × </text:span></text:span><text:span text:style-name="_5f_Caractères_5f_correction">10</text:span><text:span text:style-name="_5f_Caractères_5f_correction"><text:span text:style-name="T98">5</text:span></text:span></text:p>
                  <text:p text:style-name="P52"><text:span text:style-name="_5f_Caractères_5f_correction">1,2</text:span><text:span text:style-name="_5f_Caractères_5f_correction"><text:span text:style-name="T29"> × </text:span></text:span><text:span text:style-name="_5f_Caractères_5f_correction">10</text:span><text:span text:style-name="_5f_Caractères_5f_correction"><text:span text:style-name="T98">6</text:span></text:span><text:span text:style-name="_5f_Caractères_5f_correction"> &gt; 1,2</text:span><text:span text:style-name="_5f_Caractères_5f_correction"><text:span text:style-name="T29"> × </text:span></text:span><text:span text:style-name="_5f_Caractères_5f_correction">10</text:span><text:span text:style-name="_5f_Caractères_5f_correction"><text:span text:style-name="T98">5</text:span></text:span></text:p>
                </text:list-header>
              </text:list>
            </text:list-item>
          </text:list>
        </text:list-item>
      </text:list>
      <text:list xml:id="list224205385571727" text:continue-list="list224205256082288" text:style-name="Num_5f_Exo">
        <text:list-item>
          <text:h text:style-name="P34" text:outline-level="1"><text:span text:style-name="_5f_pointillés_20_gris"> </text:span><text:span text:style-name="_5f_pointillés_20_gris"><text:span text:style-name="T103">Range dans l’ordre décroissant les </text:span></text:span><text:span text:style-name="_5f_pointillés_20_gris"><text:span text:style-name="T104">masses des </text:span></text:span><text:span text:style-name="_5f_pointillés_20_gris"><text:span text:style-name="T103">atomes suivants.</text:span></text:span></text:h>
        </text:list-item>
      </text:list>
      <text:p text:style-name="P27"><text:span text:style-name="_5f_pointillés_20_gris"><text:span text:style-name="T106">•</text:span></text:span><text:span text:style-name="_5f_pointillés_20_gris"><text:span text:style-name="T107"> </text:span></text:span><text:span text:style-name="_5f_pointillés_20_gris"><text:span text:style-name="T74">atome d’argent : 1,79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pointillés_20_gris"><text:span text:style-name="T84">10</text:span></text:span><text:span text:style-name="_5f_signe"><text:span text:style-name="T97">–</text:span></text:span><text:span text:style-name="_5f_pointillés_20_gris"><text:span text:style-name="T94">25</text:span></text:span><text:span text:style-name="_5f_BVS"><text:span text:style-name="T11"> </text:span></text:span><text:span text:style-name="_5f_pointillés_20_gris"><text:span text:style-name="T74">kg</text:span></text:span></text:p>
      <text:p text:style-name="P28"><text:span text:style-name="_5f_pointillés_20_gris"><text:span text:style-name="T106">•</text:span></text:span><text:span text:style-name="_5f_pointillés_20_gris"><text:span text:style-name="T107"> </text:span></text:span><text:span text:style-name="_5f_pointillés_20_gris"><text:span text:style-name="T74">atome d’aluminium : 4,51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pointillés_20_gris"><text:span text:style-name="T84">10</text:span></text:span><text:span text:style-name="_5f_signe"><text:span text:style-name="T97">–</text:span></text:span><text:span text:style-name="_5f_pointillés_20_gris"><text:span text:style-name="T94">26</text:span></text:span><text:span text:style-name="_5f_BVS"><text:span text:style-name="T11"> </text:span></text:span><text:span text:style-name="_5f_pointillés_20_gris"><text:span text:style-name="T74">kg</text:span></text:span></text:p>
      <text:p text:style-name="P28"><text:span text:style-name="_5f_pointillés_20_gris"><text:span text:style-name="T106">•</text:span></text:span><text:span text:style-name="_5f_pointillés_20_gris"><text:span text:style-name="T107"> </text:span></text:span><text:span text:style-name="_5f_pointillés_20_gris"><text:span text:style-name="T74">atome de fluor : 3,17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pointillés_20_gris"><text:span text:style-name="T84">10</text:span></text:span><text:span text:style-name="_5f_signe"><text:span text:style-name="T97">–</text:span></text:span><text:span text:style-name="_5f_pointillés_20_gris"><text:span text:style-name="T94">26</text:span></text:span><text:span text:style-name="_5f_BVS"><text:span text:style-name="T11"> </text:span></text:span><text:span text:style-name="_5f_pointillés_20_gris"><text:span text:style-name="T74">kg</text:span></text:span></text:p>
      <text:p text:style-name="P28"><text:span text:style-name="_5f_pointillés_20_gris"><text:span text:style-name="T106">•</text:span></text:span><text:span text:style-name="_5f_pointillés_20_gris"><text:span text:style-name="T107"> </text:span></text:span><text:span text:style-name="_5f_pointillés_20_gris"><text:span text:style-name="T74">atome d’oxygène : 2,672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pointillés_20_gris"><text:span text:style-name="T84">10</text:span></text:span><text:span text:style-name="_5f_signe"><text:span text:style-name="T97">–</text:span></text:span><text:span text:style-name="_5f_pointillés_20_gris"><text:span text:style-name="T94">26</text:span></text:span><text:span text:style-name="_5f_BVS"><text:span text:style-name="T11"> </text:span></text:span><text:span text:style-name="_5f_pointillés_20_gris"><text:span text:style-name="T74">kg</text:span></text:span></text:p>
      <text:p text:style-name="P31"><text:span text:style-name="_5f_Caractères_5f_correction"><text:span text:style-name="T140">1,79</text:span></text:span><text:span text:style-name="_5f_Caractères_5f_correction"><text:span text:style-name="T141"> </text:span></text:span><text:span text:style-name="_5f_Caractères_5f_correction"><text:span text:style-name="T41">×</text:span></text:span><text:span text:style-name="_5f_Caractères_5f_correction"><text:span text:style-name="T43"> </text:span></text:span><text:span text:style-name="_5f_Caractères_5f_correction"><text:span text:style-name="T41">10</text:span></text:span><text:span text:style-name="_5f_Caractères_5f_correction"><text:span text:style-name="T71">–</text:span></text:span><text:span text:style-name="_5f_Caractères_5f_correction"><text:span text:style-name="T72">25 </text:span></text:span><text:span text:style-name="_5f_Caractères_5f_correction"><text:span text:style-name="T42">&gt; 4,51</text:span></text:span><text:span text:style-name="_5f_Caractères_5f_correction"><text:span text:style-name="T43"> </text:span></text:span><text:span text:style-name="_5f_Caractères_5f_correction"><text:span text:style-name="T41">×</text:span></text:span><text:span text:style-name="_5f_Caractères_5f_correction"><text:span text:style-name="T43"> </text:span></text:span><text:span text:style-name="_5f_Caractères_5f_correction"><text:span text:style-name="T41">10</text:span></text:span><text:span text:style-name="_5f_Caractères_5f_correction"><text:span text:style-name="T71">–</text:span></text:span><text:span text:style-name="_5f_Caractères_5f_correction"><text:span text:style-name="T72">26</text:span></text:span><text:span text:style-name="_5f_Caractères_5f_correction"><text:span text:style-name="T41"> &gt; 3,17</text:span></text:span><text:span text:style-name="_5f_Caractères_5f_correction"><text:span text:style-name="T43"> </text:span></text:span><text:span text:style-name="_5f_Caractères_5f_correction"><text:span text:style-name="T41">×</text:span></text:span><text:span text:style-name="_5f_Caractères_5f_correction"><text:span text:style-name="T43"> </text:span></text:span><text:span text:style-name="_5f_Caractères_5f_correction"><text:span text:style-name="T41">10</text:span></text:span><text:span text:style-name="_5f_Caractères_5f_correction"><text:span text:style-name="T71">–</text:span></text:span><text:span text:style-name="_5f_Caractères_5f_correction"><text:span text:style-name="T72">26</text:span></text:span><text:span text:style-name="_5f_Caractères_5f_correction"><text:span text:style-name="T41"> &gt; 2,672</text:span></text:span><text:span text:style-name="_5f_Caractères_5f_correction"><text:span text:style-name="T43"> </text:span></text:span><text:span text:style-name="_5f_Caractères_5f_correction"><text:span text:style-name="T41">×</text:span></text:span><text:span text:style-name="_5f_Caractères_5f_correction"><text:span text:style-name="T43"> </text:span></text:span><text:span text:style-name="_5f_Caractères_5f_correction"><text:span text:style-name="T41">10</text:span></text:span><text:span text:style-name="_5f_Caractères_5f_correction"><text:span text:style-name="T71">–</text:span></text:span><text:span text:style-name="_5f_Caractères_5f_correction"><text:span text:style-name="T72">26</text:span></text:span></text:p>
      <text:list xml:id="list224206709458749" text:continue-list="list224206096872667" text:style-name="_5f_Numérotation_20_des_20_exercices_20_livrets">
        <text:list-header>
          <text:p text:style-name="P41"><text:span text:style-name="_5f_Caractères_5f_correction"><text:span text:style-name="T142"><text:s text:c="2"/>argent <text:s text:c="4"/>&gt; aluminium &gt; <text:s text:c="4"/>fluor <text:s text:c="4"/>&gt; oxygène</text:span></text:span></text:p>
        </text:list-header>
      </text:list>
      <text:list xml:id="list224206852898784" text:continue-list="list224205385571727" text:style-name="Num_5f_Exo">
        <text:list-item>
          <text:h text:style-name="P40" text:outline-level="1"><text:span text:style-name="_5f_pointillés_20_gris"> </text:span><text:span text:style-name="_5f_pointillés_20_gris"><text:span text:style-name="T101">Range dans l’ordre croissant les </text:span></text:span><text:span text:style-name="_5f_pointillés_20_gris"><text:span text:style-name="T102">masses des </text:span></text:span><text:span text:style-name="_5f_pointillés_20_gris"><text:span text:style-name="T101">animaux suivants.</text:span></text:span></text:h>
        </text:list-item>
      </text:list>
      <text:p text:style-name="P28"><text:span text:style-name="_5f_pointillés_20_gris"><text:span text:style-name="T106">•</text:span></text:span><text:span text:style-name="_5f_pointillés_20_gris"><text:span text:style-name="T107"> </text:span></text:span><text:span text:style-name="_5f_pointillés_20_gris"><text:span text:style-name="T88">une baleine bleue : 1,5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pointillés_20_gris"><text:span text:style-name="T84">10</text:span></text:span><text:span text:style-name="_5f_pointillés_20_gris"><text:span text:style-name="T94">8</text:span></text:span><text:span text:style-name="_5f_BVS"><text:span text:style-name="T11"> </text:span></text:span><text:span text:style-name="_5f_pointillés_20_gris"><text:span text:style-name="T88">g</text:span></text:span></text:p>
      <text:p text:style-name="P28"><text:span text:style-name="_5f_pointillés_20_gris"><text:span text:style-name="T106">•</text:span></text:span><text:span text:style-name="_5f_pointillés_20_gris"><text:span text:style-name="T107"> </text:span></text:span><text:span text:style-name="_5f_pointillés_20_gris"><text:span text:style-name="T88">un éléphant d’Afrique : 6,5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pointillés_20_gris"><text:span text:style-name="T84">10</text:span></text:span><text:span text:style-name="_5f_pointillés_20_gris"><text:span text:style-name="T94">3</text:span></text:span><text:span text:style-name="_5f_BVS"><text:span text:style-name="T11"> </text:span></text:span><text:span text:style-name="_5f_pointillés_20_gris"><text:span text:style-name="T88">kg</text:span></text:span></text:p>
      <text:p text:style-name="P28"><text:span text:style-name="_5f_pointillés_20_gris"><text:span text:style-name="T106">•</text:span></text:span><text:span text:style-name="_5f_pointillés_20_gris"><text:span text:style-name="T107"> </text:span></text:span><text:span text:style-name="_5f_pointillés_20_gris"><text:span text:style-name="T74">un</text:span></text:span><text:span text:style-name="_5f_pointillés_20_gris"><text:span text:style-name="T105">e</text:span></text:span><text:span text:style-name="_5f_pointillés_20_gris"><text:span text:style-name="T74"> orque : 6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pointillés_20_gris"><text:span text:style-name="T84">10</text:span></text:span><text:span text:style-name="_5f_pointillés_20_gris"><text:span text:style-name="T94">4</text:span></text:span><text:span text:style-name="_5f_BVS"><text:span text:style-name="T11"> </text:span></text:span><text:span text:style-name="_5f_pointillés_20_gris"><text:span text:style-name="T74">hg</text:span></text:span></text:p>
      <text:p text:style-name="P29"><text:span text:style-name="_5f_pointillés_20_gris"><text:span text:style-name="T106">•</text:span></text:span><text:span text:style-name="_5f_pointillés_20_gris"><text:span text:style-name="T107"> </text:span></text:span><text:span text:style-name="_5f_pointillés_20_gris"><text:span text:style-name="T74">un éléphant d’Asie : 4,5</text:span></text:span><text:span text:style-name="_5f_BVS"><text:span text:style-name="T11"> </text:span></text:span><text:span text:style-name="_5f_BVS"><text:span text:style-name="T36">×</text:span></text:span><text:span text:style-name="_5f_BVS"><text:span text:style-name="T11"> </text:span></text:span><text:span text:style-name="_5f_pointillés_20_gris"><text:span text:style-name="T84">10</text:span></text:span><text:span text:style-name="_5f_pointillés_20_gris"><text:span text:style-name="T94">5</text:span></text:span><text:span text:style-name="_5f_BVS"><text:span text:style-name="T11"> </text:span></text:span><text:span text:style-name="_5f_pointillés_20_gris"><text:span text:style-name="T74">dag</text:span></text:span></text:p>
      <text:h text:style-name="P69" text:outline-level="1"><text:span text:style-name="_5f_Caractères_5f_correction"><text:span text:style-name="T143">Dans l’ordre croissant de leurs masses :</text:span></text:span></text:h>
      <text:h text:style-name="P70" text:outline-level="1"><text:span text:style-name="_5f_Caractères_5f_correction">un éléphant d’Asie : 4,5 </text:span><text:span text:style-name="_5f_Caractères_5f_correction"><text:span text:style-name="T29">× 10</text:span></text:span><text:span text:style-name="_5f_Caractères_5f_correction"><text:span text:style-name="T59">5 </text:span></text:span><text:span text:style-name="_5f_Caractères_5f_correction">dag </text:span><text:span text:style-name="_5f_Caractères_5f_correction"><text:span text:style-name="T143">= <text:s/></text:span></text:span><text:span text:style-name="_5f_Caractères_5f_correction"><text:span text:style-name="T153">4,5 </text:span></text:span><text:span text:style-name="_5f_Caractères_5f_correction"><text:span text:style-name="T31">× 10</text:span></text:span><text:span text:style-name="_5f_Caractères_5f_correction"><text:span text:style-name="T62">6 </text:span></text:span><text:span text:style-name="_5f_Caractères_5f_correction"><text:span text:style-name="T153">g</text:span></text:span></text:h>
      <text:h text:style-name="_5f_Paragraphe_5f_Correction" text:outline-level="1"><text:span text:style-name="_5f_Caractères_5f_correction">un</text:span><text:span text:style-name="_5f_Caractères_5f_correction"><text:span text:style-name="T144">e</text:span></text:span><text:span text:style-name="_5f_Caractères_5f_correction"> orque : 6</text:span><text:span text:style-name="_5f_Caractères_5f_correction"><text:span text:style-name="T29"> × 10</text:span></text:span><text:span text:style-name="_5f_Caractères_5f_correction"><text:span text:style-name="T59">4</text:span></text:span><text:span text:style-name="_5f_Caractères_5f_correction"><text:span text:style-name="T29"> </text:span></text:span><text:span text:style-name="_5f_Caractères_5f_correction">hg </text:span><text:span text:style-name="_5f_Caractères_5f_correction"><text:span text:style-name="T143">= </text:span></text:span><text:span text:style-name="_5f_Caractères_5f_correction"><text:span text:style-name="T153">6</text:span></text:span><text:span text:style-name="_5f_Caractères_5f_correction"><text:span text:style-name="T31"> × 10</text:span></text:span><text:span text:style-name="_5f_Caractères_5f_correction"><text:span text:style-name="T62">6</text:span></text:span><text:span text:style-name="_5f_Caractères_5f_correction"><text:span text:style-name="T31"> </text:span></text:span><text:span text:style-name="_5f_Caractères_5f_correction"><text:span text:style-name="T153">g</text:span></text:span><text:span text:style-name="_5f_pointillés_20_gris"><text:span text:style-name="T109"> </text:span></text:span></text:h>
      <text:h text:style-name="P70" text:outline-level="1"><text:span text:style-name="_5f_Caractères_5f_correction"><text:span text:style-name="T145">un éléphant d’Afrique : 6,5 </text:span></text:span><text:span text:style-name="_5f_Caractères_5f_correction"><text:span text:style-name="T29">×10</text:span></text:span><text:span text:style-name="_5f_Caractères_5f_correction"><text:span text:style-name="T59">3 <text:s/></text:span></text:span><text:span text:style-name="_5f_Caractères_5f_correction"><text:span text:style-name="T33">k</text:span></text:span><text:span text:style-name="_5f_Caractères_5f_correction"><text:span text:style-name="T145">g </text:span></text:span><text:span text:style-name="_5f_Caractères_5f_correction"><text:span text:style-name="T154">=</text:span></text:span><text:span text:style-name="_5f_Caractères_5f_correction"><text:span text:style-name="T151"> </text:span></text:span><text:span text:style-name="_5f_Caractères_5f_correction"><text:span text:style-name="T152">6,5 </text:span></text:span><text:span text:style-name="_5f_Caractères_5f_correction"><text:span text:style-name="T31">× 10</text:span></text:span><text:span text:style-name="_5f_Caractères_5f_correction"><text:span text:style-name="T62">6 </text:span></text:span><text:span text:style-name="_5f_Caractères_5f_correction"><text:span text:style-name="T152">g</text:span></text:span></text:h>
      <text:h text:style-name="P32" text:outline-level="1"><text:span text:style-name="_5f_Caractères_5f_correction"><text:span text:style-name="T145">une baleine bleue : <text:s/></text:span></text:span><text:span text:style-name="_5f_Caractères_5f_correction"><text:span text:style-name="T152">1,5</text:span></text:span><text:span text:style-name="_5f_Caractères_5f_correction"><text:span text:style-name="T31"> × 10</text:span></text:span><text:span text:style-name="_5f_Caractères_5f_correction"><text:span text:style-name="T61">8</text:span></text:span><text:span text:style-name="_5f_Caractères_5f_correction"><text:span text:style-name="T31"> </text:span></text:span><text:span text:style-name="_5f_Caractères_5f_correction"><text:span text:style-name="T152">g 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Caslon Pro Bold" svg:font-family="'Adobe Caslon Pro Bold'" style:font-adornments="Oblique"/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style:contextual-spacing="false" style:page-number="auto" style:writing-mode="lr-tb">
        <style:tab-stops/>
      </style:paragraph-properties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9900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3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3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63e17b" officeooo:paragraph-rsid="001a929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76fc61"/>
    </style:style>
    <style:style style:name="MT6" style:family="text">
      <style:text-properties fo:text-transform="uppercase" fo:color="#808080" loext:opacity="100%" style:font-name="Bitstream Vera Sans7" fo:font-size="9pt" officeooo:rsid="00308c81" fo:background-color="transparent" loext:char-shading-value="0"/>
    </style:style>
    <style:style style:name="MT7" style:family="text">
      <style:text-properties fo:text-transform="uppercase" fo:color="#808080" loext:opacity="100%" style:font-name="Bitstream Vera Sans7" fo:font-size="9pt" officeooo:rsid="008dea38" fo:background-color="transparent" loext:char-shading-value="0"/>
    </style:style>
    <style:style style:name="MT8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4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5</text:span></text:p></draw:text-box></draw:frame><draw:line text:anchor-type="paragraph" draw:z-index="6" draw:name="Forme3" draw:style-name="Mgr3" draw:text-style-name="MP26" svg:x1="19.048cm" svg:y1="0.355cm" svg:x2="20.498cm" svg:y2="0.33cm"><text:p/></draw:line><text:span text:style-name="MT5">Comparer deux nombres en</text:span> notation scientifique</text:p>
      </style:header>
      <style:footer>
        <text:p text:style-name="MP28"><draw:frame draw:style-name="Mfr1" draw:name="Cadre1" text:anchor-type="paragraph" svg:y="-0.06cm" draw:z-index="1"><draw:text-box fo:min-height="0.499cm" fo:min-width="2cm"><draw:frame draw:style-name="Mfr2" draw:name="Cadre2" text:anchor-type="frame" svg:x="0.45cm" svg:y="0.079cm" svg:width="0.817cm" draw:z-index="2"><draw:text-box fo:min-height="0.355cm"><text:p text:style-name="MP29"><draw:g text:anchor-type="paragraph" draw:z-index="0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33</text:page-number></text:p></draw:text-box></draw:frame><text:p text:style-name="MP31"><text:span text:style-name="MT6">P</text:span><text:span text:style-name="MT7">uissances</text:span> • <text:span text:style-name="MT8">A</text:span><text:span text:style-name="MT6">4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05-04T22:42:04.680000000</dc:date>
    <meta:editing-duration>PT12H31S</meta:editing-duration>
    <meta:editing-cycles>139</meta:editing-cycles>
    <meta:generator>LibreOffice/7.4.2.3$Windows_X86_64 LibreOffice_project/382eef1f22670f7f4118c8c2dd222ec7ad009daf</meta:generator>
    <dc:subject>fraction-nombre </dc:subject>
    <dc:title>A3_5 série 1 </dc:title>
    <meta:document-statistic meta:table-count="1" meta:image-count="0" meta:object-count="1" meta:page-count="1" meta:paragraph-count="101" meta:word-count="788" meta:character-count="3560" meta:non-whitespace-character-count="2462"/>
  </office:meta>
</office:document-meta>
</file>

<file path=Object 17/content.xml><?xml version="1.0" encoding="utf-8"?>
<math xmlns="http://www.w3.org/1998/Math/MathML" display="block">
  <semantics>
    <mfrac>
      <mrow>
        <mn>54</mn>
        <mrow>
          <mspace width="0.5em"/>
          <mo stretchy="false">×</mo>
          <mspace width="0.5em"/>
        </mrow>
        <msup>
          <mn>10</mn>
          <mn>8</mn>
        </msup>
      </mrow>
      <mrow>
        <mn>6</mn>
        <mrow>
          <mspace width="0.5em"/>
          <mo stretchy="false">×</mo>
          <mspace width="0.5em"/>
        </mrow>
        <msup>
          <mn>10</mn>
          <mn>6</mn>
        </msup>
      </mrow>
    </mfrac>
    <annotation encoding="StarMath 5.0">{ 54 `times` 10^8 }over { 6 `times` 10^6 }</annotation>
  </semantics>
</math>
</file>